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sampler</text:p>
          </table:table-cell>
          <table:table-cell office:value-type="string" table:style-name="ce4">
            <text:p>count</text:p>
          </table:table-cell>
          <table:table-cell office:value-type="string" table:style-name="ce4">
            <text:p>average</text:p>
          </table:table-cell>
          <table:table-cell office:value-type="string" table:style-name="ce4">
            <text:p>min</text:p>
          </table:table-cell>
          <table:table-cell office:value-type="string" table:style-name="ce4">
            <text:p>max</text:p>
          </table:table-cell>
          <table:table-cell office:value-type="string" table:style-name="ce4">
            <text:p>stddev</text:p>
          </table:table-cell>
          <table:table-cell office:value-type="string" table:style-name="ce4">
            <text:p>error%</text:p>
          </table:table-cell>
          <table:table-cell office:value-type="string" table:style-name="ce4">
            <text:p>rate</text:p>
          </table:table-cell>
          <table:table-cell office:value-type="string" table:style-name="ce4">
            <text:p>bandwidth</text:p>
          </table:table-cell>
          <table:table-cell office:value-type="string" table:style-name="ce4">
            <text:p>bytes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2">
            <text:p>TC0001_PlannerA:/login.html</text:p>
          </table:table-cell>
          <table:table-cell office:value-type="float" office:value="40" table:style-name="ce2">
            <text:p>40</text:p>
          </table:table-cell>
          <table:table-cell office:value-type="float" office:value="1098" table:style-name="ce2">
            <text:p>1098</text:p>
          </table:table-cell>
          <table:table-cell office:value-type="float" office:value="2" table:style-name="ce2">
            <text:p>2</text:p>
          </table:table-cell>
          <table:table-cell office:value-type="float" office:value="13419" table:style-name="ce2">
            <text:p>13419</text:p>
          </table:table-cell>
          <table:table-cell office:value-type="float" office:value="2864.7070459952702" table:style-name="ce2">
            <text:p>2864.707046</text:p>
          </table:table-cell>
          <table:table-cell office:value-type="float" office:value="0" table:style-name="ce2">
            <text:p>0</text:p>
          </table:table-cell>
          <table:table-cell office:value-type="float" office:value="0.23937618566016899" table:style-name="ce2">
            <text:p>0.239376186</text:p>
          </table:table-cell>
          <table:table-cell office:value-type="float" office:value="0.34386950108018499" table:style-name="ce2">
            <text:p>0.343869501</text:p>
          </table:table-cell>
          <table:table-cell office:value-type="float" office:value="1471" table:style-name="ce2">
            <text:p>147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2_PlannerB:/login.html</text:p>
          </table:table-cell>
          <table:table-cell office:value-type="float" office:value="40" table:style-name="ce2">
            <text:p>40</text:p>
          </table:table-cell>
          <table:table-cell office:value-type="float" office:value="1588" table:style-name="ce2">
            <text:p>1588</text:p>
          </table:table-cell>
          <table:table-cell office:value-type="float" office:value="3" table:style-name="ce2">
            <text:p>3</text:p>
          </table:table-cell>
          <table:table-cell office:value-type="float" office:value="13442" table:style-name="ce2">
            <text:p>13442</text:p>
          </table:table-cell>
          <table:table-cell office:value-type="float" office:value="3546.2670492187899" table:style-name="ce2">
            <text:p>3546.267049</text:p>
          </table:table-cell>
          <table:table-cell office:value-type="float" office:value="0" table:style-name="ce2">
            <text:p>0</text:p>
          </table:table-cell>
          <table:table-cell office:value-type="float" office:value="0.24172689695182301" table:style-name="ce2">
            <text:p>0.241726897</text:p>
          </table:table-cell>
          <table:table-cell office:value-type="float" office:value="0.34724635294544198" table:style-name="ce2">
            <text:p>0.347246353</text:p>
          </table:table-cell>
          <table:table-cell office:value-type="float" office:value="1471" table:style-name="ce2">
            <text:p>147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3_PlannerC:/login.html</text:p>
          </table:table-cell>
          <table:table-cell office:value-type="float" office:value="40" table:style-name="ce1">
            <text:p>40</text:p>
          </table:table-cell>
          <table:table-cell office:value-type="float" office:value="567" table:style-name="ce1">
            <text:p>567</text:p>
          </table:table-cell>
          <table:table-cell office:value-type="float" office:value="2" table:style-name="ce1">
            <text:p>2</text:p>
          </table:table-cell>
          <table:table-cell office:value-type="float" office:value="1681" table:style-name="ce1">
            <text:p>1681</text:p>
          </table:table-cell>
          <table:table-cell office:value-type="float" office:value="638.45019333930804" table:style-name="ce1">
            <text:p>638.4501933</text:p>
          </table:table-cell>
          <table:table-cell office:value-type="float" office:value="0" table:style-name="ce1">
            <text:p>0</text:p>
          </table:table-cell>
          <table:table-cell office:value-type="float" office:value="0.25738369474293799" table:style-name="ce1">
            <text:p>0.257383695</text:p>
          </table:table-cell>
          <table:table-cell office:value-type="float" office:value="0.36973770992857602" table:style-name="ce1">
            <text:p>0.3697377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login.html</text:p>
          </table:table-cell>
          <table:table-cell office:value-type="float" office:value="40" table:style-name="ce1">
            <text:p>40</text:p>
          </table:table-cell>
          <table:table-cell office:value-type="float" office:value="715" table:style-name="ce1">
            <text:p>715</text:p>
          </table:table-cell>
          <table:table-cell office:value-type="float" office:value="2" table:style-name="ce1">
            <text:p>2</text:p>
          </table:table-cell>
          <table:table-cell office:value-type="float" office:value="1755" table:style-name="ce1">
            <text:p>1755</text:p>
          </table:table-cell>
          <table:table-cell office:value-type="float" office:value="704.23085304110305" table:style-name="ce1">
            <text:p>704.230853</text:p>
          </table:table-cell>
          <table:table-cell office:value-type="float" office:value="0" table:style-name="ce1">
            <text:p>0</text:p>
          </table:table-cell>
          <table:table-cell office:value-type="float" office:value="0.32819166393173599" table:style-name="ce1">
            <text:p>0.328191664</text:p>
          </table:table-cell>
          <table:table-cell office:value-type="float" office:value="0.471455017230062" table:style-name="ce1">
            <text:p>0.47145501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1_PlannerA:/login.do</text:p>
          </table:table-cell>
          <table:table-cell office:value-type="float" office:value="20" table:style-name="ce2">
            <text:p>20</text:p>
          </table:table-cell>
          <table:table-cell office:value-type="float" office:value="12105" table:style-name="ce2">
            <text:p>12105</text:p>
          </table:table-cell>
          <table:table-cell office:value-type="float" office:value="1142" table:style-name="ce2">
            <text:p>1142</text:p>
          </table:table-cell>
          <table:table-cell office:value-type="float" office:value="30734" table:style-name="ce2">
            <text:p>30734</text:p>
          </table:table-cell>
          <table:table-cell office:value-type="float" office:value="9164.33236234369" table:style-name="ce2">
            <text:p>9164.332362</text:p>
          </table:table-cell>
          <table:table-cell office:value-type="float" office:value="0" table:style-name="ce2">
            <text:p>0</text:p>
          </table:table-cell>
          <table:table-cell office:value-type="float" office:value="0.62177454455014602" table:style-name="ce2">
            <text:p>0.621774545</text:p>
          </table:table-cell>
          <table:table-cell office:value-type="float" office:value="12.172785073913399" table:style-name="ce2">
            <text:p>12.17278507</text:p>
          </table:table-cell>
          <table:table-cell office:value-type="float" office:value="20047.349999999999" table:style-name="ce2">
            <text:p>20047.3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12_UpdateAgent:/login.html</text:p>
          </table:table-cell>
          <table:table-cell office:value-type="float" office:value="40" table:style-name="ce1">
            <text:p>40</text:p>
          </table:table-cell>
          <table:table-cell office:value-type="float" office:value="571" table:style-name="ce1">
            <text:p>571</text:p>
          </table:table-cell>
          <table:table-cell office:value-type="float" office:value="2" table:style-name="ce1">
            <text:p>2</text:p>
          </table:table-cell>
          <table:table-cell office:value-type="float" office:value="1709" table:style-name="ce1">
            <text:p>1709</text:p>
          </table:table-cell>
          <table:table-cell office:value-type="float" office:value="647.21390928733899" table:style-name="ce1">
            <text:p>647.2139093</text:p>
          </table:table-cell>
          <table:table-cell office:value-type="float" office:value="0" table:style-name="ce1">
            <text:p>0</text:p>
          </table:table-cell>
          <table:table-cell office:value-type="float" office:value="0.31950923381685697" table:style-name="ce1">
            <text:p>0.319509234</text:p>
          </table:table-cell>
          <table:table-cell office:value-type="float" office:value="0.45898250287558301" table:style-name="ce1">
            <text:p>0.45898250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in.html</text:p>
          </table:table-cell>
          <table:table-cell office:value-type="float" office:value="40" table:style-name="ce1">
            <text:p>40</text:p>
          </table:table-cell>
          <table:table-cell office:value-type="float" office:value="1073" table:style-name="ce1">
            <text:p>1073</text:p>
          </table:table-cell>
          <table:table-cell office:value-type="float" office:value="2" table:style-name="ce1">
            <text:p>2</text:p>
          </table:table-cell>
          <table:table-cell office:value-type="float" office:value="3999" table:style-name="ce1">
            <text:p>3999</text:p>
          </table:table-cell>
          <table:table-cell office:value-type="float" office:value="1441.7589082003201" table:style-name="ce1">
            <text:p>1441.758908</text:p>
          </table:table-cell>
          <table:table-cell office:value-type="float" office:value="0" table:style-name="ce1">
            <text:p>0</text:p>
          </table:table-cell>
          <table:table-cell office:value-type="float" office:value="0.31157986570907698" table:style-name="ce1">
            <text:p>0.311579866</text:p>
          </table:table-cell>
          <table:table-cell office:value-type="float" office:value="0.44759177974419201" table:style-name="ce1">
            <text:p>0.4475917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login.html</text:p>
          </table:table-cell>
          <table:table-cell office:value-type="float" office:value="40" table:style-name="ce1">
            <text:p>40</text:p>
          </table:table-cell>
          <table:table-cell office:value-type="float" office:value="441" table:style-name="ce1">
            <text:p>441</text:p>
          </table:table-cell>
          <table:table-cell office:value-type="float" office:value="2" table:style-name="ce1">
            <text:p>2</text:p>
          </table:table-cell>
          <table:table-cell office:value-type="float" office:value="1255" table:style-name="ce1">
            <text:p>1255</text:p>
          </table:table-cell>
          <table:table-cell office:value-type="float" office:value="392.61591918820602" table:style-name="ce1">
            <text:p>392.6159192</text:p>
          </table:table-cell>
          <table:table-cell office:value-type="float" office:value="0" table:style-name="ce1">
            <text:p>0</text:p>
          </table:table-cell>
          <table:table-cell office:value-type="float" office:value="0.283693979304524" table:style-name="ce1">
            <text:p>0.283693979</text:p>
          </table:table-cell>
          <table:table-cell office:value-type="float" office:value="0.407533050348588" table:style-name="ce1">
            <text:p>0.4075330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login.html</text:p>
          </table:table-cell>
          <table:table-cell office:value-type="float" office:value="60" table:style-name="ce1">
            <text:p>60</text:p>
          </table:table-cell>
          <table:table-cell office:value-type="float" office:value="298" table:style-name="ce1">
            <text:p>298</text:p>
          </table:table-cell>
          <table:table-cell office:value-type="float" office:value="2" table:style-name="ce1">
            <text:p>2</text:p>
          </table:table-cell>
          <table:table-cell office:value-type="float" office:value="1289" table:style-name="ce1">
            <text:p>1289</text:p>
          </table:table-cell>
          <table:table-cell office:value-type="float" office:value="405.22070940825898" table:style-name="ce1">
            <text:p>405.2207094</text:p>
          </table:table-cell>
          <table:table-cell office:value-type="float" office:value="0" table:style-name="ce1">
            <text:p>0</text:p>
          </table:table-cell>
          <table:table-cell office:value-type="float" office:value="0.44217461475536601" table:style-name="ce1">
            <text:p>0.442174615</text:p>
          </table:table-cell>
          <table:table-cell office:value-type="float" office:value="0.63519419756361695" table:style-name="ce1">
            <text:p>0.63519419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in.html</text:p>
          </table:table-cell>
          <table:table-cell office:value-type="float" office:value="40" table:style-name="ce1">
            <text:p>40</text:p>
          </table:table-cell>
          <table:table-cell office:value-type="float" office:value="602" table:style-name="ce1">
            <text:p>602</text:p>
          </table:table-cell>
          <table:table-cell office:value-type="float" office:value="3" table:style-name="ce1">
            <text:p>3</text:p>
          </table:table-cell>
          <table:table-cell office:value-type="float" office:value="1583" table:style-name="ce1">
            <text:p>1583</text:p>
          </table:table-cell>
          <table:table-cell office:value-type="float" office:value="588.11576241416901" table:style-name="ce1">
            <text:p>588.1157624</text:p>
          </table:table-cell>
          <table:table-cell office:value-type="float" office:value="0" table:style-name="ce1">
            <text:p>0</text:p>
          </table:table-cell>
          <table:table-cell office:value-type="float" office:value="0.29032000522576001" table:style-name="ce1">
            <text:p>0.290320005</text:p>
          </table:table-cell>
          <table:table-cell office:value-type="float" office:value="0.41705149188192597" table:style-name="ce1">
            <text:p>0.41705149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3_UpdatePhase:/login.html</text:p>
          </table:table-cell>
          <table:table-cell office:value-type="float" office:value="60" table:style-name="ce2">
            <text:p>60</text:p>
          </table:table-cell>
          <table:table-cell office:value-type="float" office:value="2697" table:style-name="ce2">
            <text:p>2697</text:p>
          </table:table-cell>
          <table:table-cell office:value-type="float" office:value="2" table:style-name="ce2">
            <text:p>2</text:p>
          </table:table-cell>
          <table:table-cell office:value-type="float" office:value="13345" table:style-name="ce2">
            <text:p>13345</text:p>
          </table:table-cell>
          <table:table-cell office:value-type="float" office:value="4864.3636783813299" table:style-name="ce2">
            <text:p>4864.363678</text:p>
          </table:table-cell>
          <table:table-cell office:value-type="float" office:value="0" table:style-name="ce2">
            <text:p>0</text:p>
          </table:table-cell>
          <table:table-cell office:value-type="float" office:value="0.57545124968829697" table:style-name="ce2">
            <text:p>0.57545125</text:p>
          </table:table-cell>
          <table:table-cell office:value-type="float" office:value="0.82664920731590297" table:style-name="ce2">
            <text:p>0.826649207</text:p>
          </table:table-cell>
          <table:table-cell office:value-type="float" office:value="1471" table:style-name="ce2">
            <text:p>147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7_UpdatePlanSegment:/login.html</text:p>
          </table:table-cell>
          <table:table-cell office:value-type="float" office:value="40" table:style-name="ce1">
            <text:p>40</text:p>
          </table:table-cell>
          <table:table-cell office:value-type="float" office:value="642" table:style-name="ce1">
            <text:p>642</text:p>
          </table:table-cell>
          <table:table-cell office:value-type="float" office:value="2" table:style-name="ce1">
            <text:p>2</text:p>
          </table:table-cell>
          <table:table-cell office:value-type="float" office:value="1310" table:style-name="ce1">
            <text:p>1310</text:p>
          </table:table-cell>
          <table:table-cell office:value-type="float" office:value="622.12269489225298" table:style-name="ce1">
            <text:p>622.1226949</text:p>
          </table:table-cell>
          <table:table-cell office:value-type="float" office:value="0" table:style-name="ce1">
            <text:p>0</text:p>
          </table:table-cell>
          <table:table-cell office:value-type="float" office:value="1.25636032414096" table:style-name="ce1">
            <text:p>1.256360324</text:p>
          </table:table-cell>
          <table:table-cell office:value-type="float" office:value="1.8047910515735901" table:style-name="ce1">
            <text:p>1.80479105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in.html</text:p>
          </table:table-cell>
          <table:table-cell office:value-type="float" office:value="40" table:style-name="ce1">
            <text:p>40</text:p>
          </table:table-cell>
          <table:table-cell office:value-type="float" office:value="708" table:style-name="ce1">
            <text:p>708</text:p>
          </table:table-cell>
          <table:table-cell office:value-type="float" office:value="2" table:style-name="ce1">
            <text:p>2</text:p>
          </table:table-cell>
          <table:table-cell office:value-type="float" office:value="1691" table:style-name="ce1">
            <text:p>1691</text:p>
          </table:table-cell>
          <table:table-cell office:value-type="float" office:value="677.91390262702203" table:style-name="ce1">
            <text:p>677.9139026</text:p>
          </table:table-cell>
          <table:table-cell office:value-type="float" office:value="0" table:style-name="ce1">
            <text:p>0</text:p>
          </table:table-cell>
          <table:table-cell office:value-type="float" office:value="1.206600102561" table:style-name="ce1">
            <text:p>1.206600103</text:p>
          </table:table-cell>
          <table:table-cell office:value-type="float" office:value="1.73330932701879" table:style-name="ce1">
            <text:p>1.73330932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in.html</text:p>
          </table:table-cell>
          <table:table-cell office:value-type="float" office:value="40" table:style-name="ce1">
            <text:p>40</text:p>
          </table:table-cell>
          <table:table-cell office:value-type="float" office:value="757" table:style-name="ce1">
            <text:p>757</text:p>
          </table:table-cell>
          <table:table-cell office:value-type="float" office:value="2" table:style-name="ce1">
            <text:p>2</text:p>
          </table:table-cell>
          <table:table-cell office:value-type="float" office:value="1739" table:style-name="ce1">
            <text:p>1739</text:p>
          </table:table-cell>
          <table:table-cell office:value-type="float" office:value="732.79197423279595" table:style-name="ce1">
            <text:p>732.7919742</text:p>
          </table:table-cell>
          <table:table-cell office:value-type="float" office:value="0" table:style-name="ce1">
            <text:p>0</text:p>
          </table:table-cell>
          <table:table-cell office:value-type="float" office:value="0.31285195845325903" table:style-name="ce1">
            <text:p>0.312851958</text:p>
          </table:table-cell>
          <table:table-cell office:value-type="float" office:value="0.449419170785884" table:style-name="ce1">
            <text:p>0.44941917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8_AddNewGoals:/login.do</text:p>
          </table:table-cell>
          <table:table-cell office:value-type="float" office:value="20" table:style-name="ce2">
            <text:p>20</text:p>
          </table:table-cell>
          <table:table-cell office:value-type="float" office:value="12213" table:style-name="ce2">
            <text:p>12213</text:p>
          </table:table-cell>
          <table:table-cell office:value-type="float" office:value="596" table:style-name="ce2">
            <text:p>596</text:p>
          </table:table-cell>
          <table:table-cell office:value-type="float" office:value="30540" table:style-name="ce2">
            <text:p>30540</text:p>
          </table:table-cell>
          <table:table-cell office:value-type="float" office:value="7844.0810543683101" table:style-name="ce2">
            <text:p>7844.081054</text:p>
          </table:table-cell>
          <table:table-cell office:value-type="float" office:value="0" table:style-name="ce2">
            <text:p>0</text:p>
          </table:table-cell>
          <table:table-cell office:value-type="float" office:value="0.64570284754955698" table:style-name="ce2">
            <text:p>0.645702848</text:p>
          </table:table-cell>
          <table:table-cell office:value-type="float" office:value="14.212966419416199" table:style-name="ce2">
            <text:p>14.21296642</text:p>
          </table:table-cell>
          <table:table-cell office:value-type="float" office:value="22539.9" table:style-name="ce2">
            <text:p>22539.9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8_AddNewGoals:/;jsessionid=v4qj4t58e12cxtomr3byrdrp</text:p>
          </table:table-cell>
          <table:table-cell office:value-type="float" office:value="20" table:style-name="ce1">
            <text:p>20</text:p>
          </table:table-cell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3951" table:style-name="ce1">
            <text:p>3951</text:p>
          </table:table-cell>
          <table:table-cell office:value-type="float" office:value="853.85943808099898" table:style-name="ce1">
            <text:p>853.8594381</text:p>
          </table:table-cell>
          <table:table-cell office:value-type="float" office:value="0" table:style-name="ce1">
            <text:p>0</text:p>
          </table:table-cell>
          <table:table-cell office:value-type="float" office:value="0.658284510565466" table:style-name="ce1">
            <text:p>0.658284511</text:p>
          </table:table-cell>
          <table:table-cell office:value-type="float" office:value="0.95952681686524899" table:style-name="ce1">
            <text:p>0.959526817</text:p>
          </table:table-cell>
          <table:table-cell office:value-type="float" office:value="1492.6" table:style-name="ce1">
            <text:p>1492.6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3_UpdatePhase:/login.do</text:p>
          </table:table-cell>
          <table:table-cell office:value-type="float" office:value="20" table:style-name="ce2">
            <text:p>20</text:p>
          </table:table-cell>
          <table:table-cell office:value-type="float" office:value="10885" table:style-name="ce2">
            <text:p>10885</text:p>
          </table:table-cell>
          <table:table-cell office:value-type="float" office:value="852" table:style-name="ce2">
            <text:p>852</text:p>
          </table:table-cell>
          <table:table-cell office:value-type="float" office:value="25311" table:style-name="ce2">
            <text:p>25311</text:p>
          </table:table-cell>
          <table:table-cell office:value-type="float" office:value="7433.4261925440496" table:style-name="ce2">
            <text:p>7433.426193</text:p>
          </table:table-cell>
          <table:table-cell office:value-type="float" office:value="0" table:style-name="ce2">
            <text:p>0</text:p>
          </table:table-cell>
          <table:table-cell office:value-type="float" office:value="0.76298020066379202" table:style-name="ce2">
            <text:p>0.762980201</text:p>
          </table:table-cell>
          <table:table-cell office:value-type="float" office:value="16.794207549688998" table:style-name="ce2">
            <text:p>16.79420755</text:p>
          </table:table-cell>
          <table:table-cell office:value-type="float" office:value="22539.599999999999" table:style-name="ce2">
            <text:p>22539.6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8_AddNewGoals:/home</text:p>
          </table:table-cell>
          <table:table-cell office:value-type="float" office:value="20" table:style-name="ce1">
            <text:p>20</text:p>
          </table:table-cell>
          <table:table-cell office:value-type="float" office:value="129" table:style-name="ce1">
            <text:p>129</text:p>
          </table:table-cell>
          <table:table-cell office:value-type="float" office:value="9" table:style-name="ce1">
            <text:p>9</text:p>
          </table:table-cell>
          <table:table-cell office:value-type="float" office:value="1033" table:style-name="ce1">
            <text:p>1033</text:p>
          </table:table-cell>
          <table:table-cell office:value-type="float" office:value="224.28586112369999" table:style-name="ce1">
            <text:p>224.2858611</text:p>
          </table:table-cell>
          <table:table-cell office:value-type="float" office:value="0" table:style-name="ce1">
            <text:p>0</text:p>
          </table:table-cell>
          <table:table-cell office:value-type="float" office:value="0.659217508817034" table:style-name="ce1">
            <text:p>0.659217509</text:p>
          </table:table-cell>
          <table:table-cell office:value-type="float" office:value="1.7067231430666701" table:style-name="ce1">
            <text:p>1.706723143</text:p>
          </table:table-cell>
          <table:table-cell office:value-type="float" office:value="2651.15" table:style-name="ce1">
            <text:p>2651.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4_UpdateTransmissionMedia:/login.html</text:p>
          </table:table-cell>
          <table:table-cell office:value-type="float" office:value="40" table:style-name="ce2">
            <text:p>40</text:p>
          </table:table-cell>
          <table:table-cell office:value-type="float" office:value="3029" table:style-name="ce2">
            <text:p>3029</text:p>
          </table:table-cell>
          <table:table-cell office:value-type="float" office:value="2" table:style-name="ce2">
            <text:p>2</text:p>
          </table:table-cell>
          <table:table-cell office:value-type="float" office:value="13376" table:style-name="ce2">
            <text:p>13376</text:p>
          </table:table-cell>
          <table:table-cell office:value-type="float" office:value="4572.7339226659496" table:style-name="ce2">
            <text:p>4572.733923</text:p>
          </table:table-cell>
          <table:table-cell office:value-type="float" office:value="0" table:style-name="ce2">
            <text:p>0</text:p>
          </table:table-cell>
          <table:table-cell office:value-type="float" office:value="0.30514784413048102" table:style-name="ce2">
            <text:p>0.305147844</text:p>
          </table:table-cell>
          <table:table-cell office:value-type="float" office:value="0.43835202999603301" table:style-name="ce2">
            <text:p>0.43835203</text:p>
          </table:table-cell>
          <table:table-cell office:value-type="float" office:value="1471" table:style-name="ce2">
            <text:p>147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6_UpdateRoles:/login.html</text:p>
          </table:table-cell>
          <table:table-cell office:value-type="float" office:value="40" table:style-name="ce2">
            <text:p>40</text:p>
          </table:table-cell>
          <table:table-cell office:value-type="float" office:value="3635" table:style-name="ce2">
            <text:p>3635</text:p>
          </table:table-cell>
          <table:table-cell office:value-type="float" office:value="3" table:style-name="ce2">
            <text:p>3</text:p>
          </table:table-cell>
          <table:table-cell office:value-type="float" office:value="13419" table:style-name="ce2">
            <text:p>13419</text:p>
          </table:table-cell>
          <table:table-cell office:value-type="float" office:value="4993.3008691020204" table:style-name="ce2">
            <text:p>4993.300869</text:p>
          </table:table-cell>
          <table:table-cell office:value-type="float" office:value="0" table:style-name="ce2">
            <text:p>0</text:p>
          </table:table-cell>
          <table:table-cell office:value-type="float" office:value="0.33347228011671498" table:style-name="ce2">
            <text:p>0.33347228</text:p>
          </table:table-cell>
          <table:table-cell office:value-type="float" office:value="0.47904074614422598" table:style-name="ce2">
            <text:p>0.479040746</text:p>
          </table:table-cell>
          <table:table-cell office:value-type="float" office:value="1471" table:style-name="ce2">
            <text:p>147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5_UpdateOrg:/login.html</text:p>
          </table:table-cell>
          <table:table-cell office:value-type="float" office:value="40" table:style-name="ce2">
            <text:p>40</text:p>
          </table:table-cell>
          <table:table-cell office:value-type="float" office:value="3353" table:style-name="ce2">
            <text:p>3353</text:p>
          </table:table-cell>
          <table:table-cell office:value-type="float" office:value="3" table:style-name="ce2">
            <text:p>3</text:p>
          </table:table-cell>
          <table:table-cell office:value-type="float" office:value="13415" table:style-name="ce2">
            <text:p>13415</text:p>
          </table:table-cell>
          <table:table-cell office:value-type="float" office:value="4852.3697612609803" table:style-name="ce2">
            <text:p>4852.369761</text:p>
          </table:table-cell>
          <table:table-cell office:value-type="float" office:value="0" table:style-name="ce2">
            <text:p>0</text:p>
          </table:table-cell>
          <table:table-cell office:value-type="float" office:value="0.31792458828765802" table:style-name="ce2">
            <text:p>0.317924588</text:p>
          </table:table-cell>
          <table:table-cell office:value-type="float" office:value="0.45670612243275799" table:style-name="ce2">
            <text:p>0.456706122</text:p>
          </table:table-cell>
          <table:table-cell office:value-type="float" office:value="1471" table:style-name="ce2">
            <text:p>147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4_UpdatePlanDetails:/login.do</text:p>
          </table:table-cell>
          <table:table-cell office:value-type="float" office:value="20" table:style-name="ce2">
            <text:p>20</text:p>
          </table:table-cell>
          <table:table-cell office:value-type="float" office:value="9998" table:style-name="ce2">
            <text:p>9998</text:p>
          </table:table-cell>
          <table:table-cell office:value-type="float" office:value="1123" table:style-name="ce2">
            <text:p>1123</text:p>
          </table:table-cell>
          <table:table-cell office:value-type="float" office:value="30274" table:style-name="ce2">
            <text:p>30274</text:p>
          </table:table-cell>
          <table:table-cell office:value-type="float" office:value="11041.638209523" table:style-name="ce2">
            <text:p>11041.63821</text:p>
          </table:table-cell>
          <table:table-cell office:value-type="float" office:value="0" table:style-name="ce2">
            <text:p>0</text:p>
          </table:table-cell>
          <table:table-cell office:value-type="float" office:value="0.63327211702868702" table:style-name="ce2">
            <text:p>0.633272117</text:p>
          </table:table-cell>
          <table:table-cell office:value-type="float" office:value="7.0029753894623497" table:style-name="ce2">
            <text:p>7.002975389</text:p>
          </table:table-cell>
          <table:table-cell office:value-type="float" office:value="11323.8" table:style-name="ce2">
            <text:p>11323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2_PlannerB:/login.do</text:p>
          </table:table-cell>
          <table:table-cell office:value-type="float" office:value="20" table:style-name="ce2">
            <text:p>20</text:p>
          </table:table-cell>
          <table:table-cell office:value-type="float" office:value="8242" table:style-name="ce2">
            <text:p>8242</text:p>
          </table:table-cell>
          <table:table-cell office:value-type="float" office:value="1135" table:style-name="ce2">
            <text:p>1135</text:p>
          </table:table-cell>
          <table:table-cell office:value-type="float" office:value="27504" table:style-name="ce2">
            <text:p>27504</text:p>
          </table:table-cell>
          <table:table-cell office:value-type="float" office:value="7712.0254771363298" table:style-name="ce2">
            <text:p>7712.025477</text:p>
          </table:table-cell>
          <table:table-cell office:value-type="float" office:value="0" table:style-name="ce2">
            <text:p>0</text:p>
          </table:table-cell>
          <table:table-cell office:value-type="float" office:value="0.66856092261407296" table:style-name="ce2">
            <text:p>0.668560923</text:p>
          </table:table-cell>
          <table:table-cell office:value-type="float" office:value="10.647844674494401" table:style-name="ce2">
            <text:p>10.64784467</text:p>
          </table:table-cell>
          <table:table-cell office:value-type="float" office:value="16308.75" table:style-name="ce2">
            <text:p>16308.7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4_UpdatePlanDetails:/;jsessionid=1vunvdm5lq1v614sgl9t7lzpr4</text:p>
          </table:table-cell>
          <table:table-cell office:value-type="float" office:value="20" table:style-name="ce1">
            <text:p>20</text:p>
          </table:table-cell>
          <table:table-cell office:value-type="float" office:value="562" table:style-name="ce1">
            <text:p>562</text:p>
          </table:table-cell>
          <table:table-cell office:value-type="float" office:value="3" table:style-name="ce1">
            <text:p>3</text:p>
          </table:table-cell>
          <table:table-cell office:value-type="float" office:value="6442" table:style-name="ce1">
            <text:p>6442</text:p>
          </table:table-cell>
          <table:table-cell office:value-type="float" office:value="1612.5958142076299" table:style-name="ce1">
            <text:p>1612.595814</text:p>
          </table:table-cell>
          <table:table-cell office:value-type="float" office:value="0" table:style-name="ce1">
            <text:p>0</text:p>
          </table:table-cell>
          <table:table-cell office:value-type="float" office:value="0.66387837748124501" table:style-name="ce1">
            <text:p>0.663878377</text:p>
          </table:table-cell>
          <table:table-cell office:value-type="float" office:value="1.3652944093142101" table:style-name="ce1">
            <text:p>1.365294409</text:p>
          </table:table-cell>
          <table:table-cell office:value-type="float" office:value="2105.9" table:style-name="ce1">
            <text:p>2105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home</text:p>
          </table:table-cell>
          <table:table-cell office:value-type="float" office:value="20" table:style-name="ce1">
            <text:p>20</text:p>
          </table:table-cell>
          <table:table-cell office:value-type="float" office:value="514" table:style-name="ce1">
            <text:p>514</text:p>
          </table:table-cell>
          <table:table-cell office:value-type="float" office:value="6" table:style-name="ce1">
            <text:p>6</text:p>
          </table:table-cell>
          <table:table-cell office:value-type="float" office:value="7558" table:style-name="ce1">
            <text:p>7558</text:p>
          </table:table-cell>
          <table:table-cell office:value-type="float" office:value="1632.30839304342" table:style-name="ce1">
            <text:p>1632.308393</text:p>
          </table:table-cell>
          <table:table-cell office:value-type="float" office:value="0" table:style-name="ce1">
            <text:p>0</text:p>
          </table:table-cell>
          <table:table-cell office:value-type="float" office:value="0.53089827988957305" table:style-name="ce1">
            <text:p>0.53089828</text:p>
          </table:table-cell>
          <table:table-cell office:value-type="float" office:value="1.37447698224145" table:style-name="ce1">
            <text:p>1.374476982</text:p>
          </table:table-cell>
          <table:table-cell office:value-type="float" office:value="2651.1" table:style-name="ce1">
            <text:p>2651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</text:p>
          </table:table-cell>
          <table:table-cell office:value-type="float" office:value="160" table:style-name="ce1">
            <text:p>160</text:p>
          </table:table-cell>
          <table:table-cell office:value-type="float" office:value="655" table:style-name="ce1">
            <text:p>655</text:p>
          </table:table-cell>
          <table:table-cell office:value-type="float" office:value="4" table:style-name="ce1">
            <text:p>4</text:p>
          </table:table-cell>
          <table:table-cell office:value-type="float" office:value="28616" table:style-name="ce1">
            <text:p>28616</text:p>
          </table:table-cell>
          <table:table-cell office:value-type="float" office:value="3328.9299037882902" table:style-name="ce1">
            <text:p>3328.929904</text:p>
          </table:table-cell>
          <table:table-cell office:value-type="float" office:value="0" table:style-name="ce1">
            <text:p>0</text:p>
          </table:table-cell>
          <table:table-cell office:value-type="float" office:value="1.1790627924628401" table:style-name="ce1">
            <text:p>1.179062792</text:p>
          </table:table-cell>
          <table:table-cell office:value-type="float" office:value="2.4374877948578102" table:style-name="ce1">
            <text:p>2.437487795</text:p>
          </table:table-cell>
          <table:table-cell office:value-type="float" office:value="2116.9250000000002" table:style-name="ce1">
            <text:p>2116.9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4_UpdatePlanDetails:/plan</text:p>
          </table:table-cell>
          <table:table-cell office:value-type="float" office:value="100" table:style-name="ce2">
            <text:p>100</text:p>
          </table:table-cell>
          <table:table-cell office:value-type="float" office:value="1071" table:style-name="ce2">
            <text:p>1071</text:p>
          </table:table-cell>
          <table:table-cell office:value-type="float" office:value="4" table:style-name="ce2">
            <text:p>4</text:p>
          </table:table-cell>
          <table:table-cell office:value-type="float" office:value="38629" table:style-name="ce2">
            <text:p>38629</text:p>
          </table:table-cell>
          <table:table-cell office:value-type="float" office:value="4558.9364450494304" table:style-name="ce2">
            <text:p>4558.936445</text:p>
          </table:table-cell>
          <table:table-cell office:value-type="float" office:value="0" table:style-name="ce2">
            <text:p>0</text:p>
          </table:table-cell>
          <table:table-cell office:value-type="float" office:value="0.83684109224499303" table:style-name="ce2">
            <text:p>0.836841092</text:p>
          </table:table-cell>
          <table:table-cell office:value-type="float" office:value="2.1561325153560298" table:style-name="ce2">
            <text:p>2.156132515</text:p>
          </table:table-cell>
          <table:table-cell office:value-type="float" office:value="2638.35" table:style-name="ce2">
            <text:p>2638.3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3_PlannerC:/login.do</text:p>
          </table:table-cell>
          <table:table-cell office:value-type="float" office:value="20" table:style-name="ce2">
            <text:p>20</text:p>
          </table:table-cell>
          <table:table-cell office:value-type="float" office:value="16796" table:style-name="ce2">
            <text:p>16796</text:p>
          </table:table-cell>
          <table:table-cell office:value-type="float" office:value="1138" table:style-name="ce2">
            <text:p>1138</text:p>
          </table:table-cell>
          <table:table-cell office:value-type="float" office:value="27192" table:style-name="ce2">
            <text:p>27192</text:p>
          </table:table-cell>
          <table:table-cell office:value-type="float" office:value="8477.8366749719808" table:style-name="ce2">
            <text:p>8477.836675</text:p>
          </table:table-cell>
          <table:table-cell office:value-type="float" office:value="0" table:style-name="ce2">
            <text:p>0</text:p>
          </table:table-cell>
          <table:table-cell office:value-type="float" office:value="0.69587001148185501" table:style-name="ce2">
            <text:p>0.695870011</text:p>
          </table:table-cell>
          <table:table-cell office:value-type="float" office:value="15.317125089158299" table:style-name="ce2">
            <text:p>15.31712509</text:p>
          </table:table-cell>
          <table:table-cell office:value-type="float" office:value="22539.75" table:style-name="ce2">
            <text:p>22539.7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3_PlannerC:/</text:p>
          </table:table-cell>
          <table:table-cell office:value-type="float" office:value="40" table:style-name="ce2">
            <text:p>40</text:p>
          </table:table-cell>
          <table:table-cell office:value-type="float" office:value="1799" table:style-name="ce2">
            <text:p>1799</text:p>
          </table:table-cell>
          <table:table-cell office:value-type="float" office:value="2" table:style-name="ce2">
            <text:p>2</text:p>
          </table:table-cell>
          <table:table-cell office:value-type="float" office:value="12811" table:style-name="ce2">
            <text:p>12811</text:p>
          </table:table-cell>
          <table:table-cell office:value-type="float" office:value="3528.0334018224598" table:style-name="ce2">
            <text:p>3528.033402</text:p>
          </table:table-cell>
          <table:table-cell office:value-type="float" office:value="0" table:style-name="ce2">
            <text:p>0</text:p>
          </table:table-cell>
          <table:table-cell office:value-type="float" office:value="0.26163627325292299" table:style-name="ce2">
            <text:p>0.261636273</text:p>
          </table:table-cell>
          <table:table-cell office:value-type="float" office:value="1.4948718779434" table:style-name="ce2">
            <text:p>1.494871878</text:p>
          </table:table-cell>
          <table:table-cell office:value-type="float" office:value="5850.6750000000002" table:style-name="ce2">
            <text:p>5850.67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1_PlannerA:/;jsessionid=lh1vm01a5fzp13wv1peqjmq0f</text:p>
          </table:table-cell>
          <table:table-cell office:value-type="float" office:value="20" table:style-name="ce2">
            <text:p>20</text:p>
          </table:table-cell>
          <table:table-cell office:value-type="float" office:value="4223" table:style-name="ce2">
            <text:p>4223</text:p>
          </table:table-cell>
          <table:table-cell office:value-type="float" office:value="3" table:style-name="ce2">
            <text:p>3</text:p>
          </table:table-cell>
          <table:table-cell office:value-type="float" office:value="16147" table:style-name="ce2">
            <text:p>16147</text:p>
          </table:table-cell>
          <table:table-cell office:value-type="float" office:value="5845.1209865579303" table:style-name="ce2">
            <text:p>5845.120987</text:p>
          </table:table-cell>
          <table:table-cell office:value-type="float" office:value="0" table:style-name="ce2">
            <text:p>0</text:p>
          </table:table-cell>
          <table:table-cell office:value-type="float" office:value="0.58870279339475395" table:style-name="ce2">
            <text:p>0.588702793</text:p>
          </table:table-cell>
          <table:table-cell office:value-type="float" office:value="4.5245891498395698" table:style-name="ce2">
            <text:p>4.52458915</text:p>
          </table:table-cell>
          <table:table-cell office:value-type="float" office:value="7870.15" table:style-name="ce2">
            <text:p>7870.1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3_UpdatePhase:/;jsessionid=h8qtame2iq6717ohsf8532rus</text:p>
          </table:table-cell>
          <table:table-cell office:value-type="float" office:value="20" table:style-name="ce2">
            <text:p>20</text:p>
          </table:table-cell>
          <table:table-cell office:value-type="float" office:value="10697" table:style-name="ce2">
            <text:p>10697</text:p>
          </table:table-cell>
          <table:table-cell office:value-type="float" office:value="57" table:style-name="ce2">
            <text:p>57</text:p>
          </table:table-cell>
          <table:table-cell office:value-type="float" office:value="16629" table:style-name="ce2">
            <text:p>16629</text:p>
          </table:table-cell>
          <table:table-cell office:value-type="float" office:value="5621.6204158587498" table:style-name="ce2">
            <text:p>5621.620416</text:p>
          </table:table-cell>
          <table:table-cell office:value-type="float" office:value="0" table:style-name="ce2">
            <text:p>0</text:p>
          </table:table-cell>
          <table:table-cell office:value-type="float" office:value="0.60505218575102104" table:style-name="ce2">
            <text:p>0.605052186</text:p>
          </table:table-cell>
          <table:table-cell office:value-type="float" office:value="12.682786028966801" table:style-name="ce2">
            <text:p>12.68278603</text:p>
          </table:table-cell>
          <table:table-cell office:value-type="float" office:value="21464.55" table:style-name="ce2">
            <text:p>21464.5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1_PlannerA:/home</text:p>
          </table:table-cell>
          <table:table-cell office:value-type="float" office:value="20" table:style-name="ce2">
            <text:p>20</text:p>
          </table:table-cell>
          <table:table-cell office:value-type="float" office:value="1528" table:style-name="ce2">
            <text:p>1528</text:p>
          </table:table-cell>
          <table:table-cell office:value-type="float" office:value="5" table:style-name="ce2">
            <text:p>5</text:p>
          </table:table-cell>
          <table:table-cell office:value-type="float" office:value="7311" table:style-name="ce2">
            <text:p>7311</text:p>
          </table:table-cell>
          <table:table-cell office:value-type="float" office:value="2541.2343511569302" table:style-name="ce2">
            <text:p>2541.234351</text:p>
          </table:table-cell>
          <table:table-cell office:value-type="float" office:value="0" table:style-name="ce2">
            <text:p>0</text:p>
          </table:table-cell>
          <table:table-cell office:value-type="float" office:value="0.533731853116994" table:style-name="ce2">
            <text:p>0.533731853</text:p>
          </table:table-cell>
          <table:table-cell office:value-type="float" office:value="3.8066704389277302" table:style-name="ce2">
            <text:p>3.806670439</text:p>
          </table:table-cell>
          <table:table-cell office:value-type="float" office:value="7303.35" table:style-name="ce2">
            <text:p>7303.3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4_UpdatePlanDetails:/plan?wicket:interface=:1:indicator:big-form:plan:mo:aspect:name::IBehaviorListener:0:-1&amp;random=0.005395617343375569</text:p>
          </table:table-cell>
          <table:table-cell office:value-type="float" office:value="20" table:style-name="ce1">
            <text:p>20</text:p>
          </table:table-cell>
          <table:table-cell office:value-type="float" office:value="543" table:style-name="ce1">
            <text:p>543</text:p>
          </table:table-cell>
          <table:table-cell office:value-type="float" office:value="5" table:style-name="ce1">
            <text:p>5</text:p>
          </table:table-cell>
          <table:table-cell office:value-type="float" office:value="4247" table:style-name="ce1">
            <text:p>4247</text:p>
          </table:table-cell>
          <table:table-cell office:value-type="float" office:value="1128.0861669216499" table:style-name="ce1">
            <text:p>1128.086167</text:p>
          </table:table-cell>
          <table:table-cell office:value-type="float" office:value="0" table:style-name="ce1">
            <text:p>0</text:p>
          </table:table-cell>
          <table:table-cell office:value-type="float" office:value="0.27394258163488899" table:style-name="ce1">
            <text:p>0.273942582</text:p>
          </table:table-cell>
          <table:table-cell office:value-type="float" office:value="1.88068002821608E-2" table:style-name="ce1">
            <text:p>0.0188068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6_AddNewOrg:/login.do</text:p>
          </table:table-cell>
          <table:table-cell office:value-type="float" office:value="20" table:style-name="ce2">
            <text:p>20</text:p>
          </table:table-cell>
          <table:table-cell office:value-type="float" office:value="14547" table:style-name="ce2">
            <text:p>14547</text:p>
          </table:table-cell>
          <table:table-cell office:value-type="float" office:value="1065" table:style-name="ce2">
            <text:p>1065</text:p>
          </table:table-cell>
          <table:table-cell office:value-type="float" office:value="30566" table:style-name="ce2">
            <text:p>30566</text:p>
          </table:table-cell>
          <table:table-cell office:value-type="float" office:value="9972.3073959841404" table:style-name="ce2">
            <text:p>9972.307396</text:p>
          </table:table-cell>
          <table:table-cell office:value-type="float" office:value="0" table:style-name="ce2">
            <text:p>0</text:p>
          </table:table-cell>
          <table:table-cell office:value-type="float" office:value="0.65374432059621401" table:style-name="ce2">
            <text:p>0.653744321</text:p>
          </table:table-cell>
          <table:table-cell office:value-type="float" office:value="15.185382481286499" table:style-name="ce2">
            <text:p>15.18538248</text:p>
          </table:table-cell>
          <table:table-cell office:value-type="float" office:value="23785.8" table:style-name="ce2">
            <text:p>23785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3_PlannerC:/home</text:p>
          </table:table-cell>
          <table:table-cell office:value-type="float" office:value="20" table:style-name="ce2">
            <text:p>20</text:p>
          </table:table-cell>
          <table:table-cell office:value-type="float" office:value="2474" table:style-name="ce2">
            <text:p>2474</text:p>
          </table:table-cell>
          <table:table-cell office:value-type="float" office:value="15" table:style-name="ce2">
            <text:p>15</text:p>
          </table:table-cell>
          <table:table-cell office:value-type="float" office:value="7165" table:style-name="ce2">
            <text:p>7165</text:p>
          </table:table-cell>
          <table:table-cell office:value-type="float" office:value="2620.9011541834202" table:style-name="ce2">
            <text:p>2620.901154</text:p>
          </table:table-cell>
          <table:table-cell office:value-type="float" office:value="0" table:style-name="ce2">
            <text:p>0</text:p>
          </table:table-cell>
          <table:table-cell office:value-type="float" office:value="0.53423084114645902" table:style-name="ce2">
            <text:p>0.534230841</text:p>
          </table:table-cell>
          <table:table-cell office:value-type="float" office:value="5.6928191444960801" table:style-name="ce2">
            <text:p>5.692819144</text:p>
          </table:table-cell>
          <table:table-cell office:value-type="float" office:value="10911.85" table:style-name="ce2">
            <text:p>10911.8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0_AddFlow:/login.do</text:p>
          </table:table-cell>
          <table:table-cell office:value-type="float" office:value="20" table:style-name="ce2">
            <text:p>20</text:p>
          </table:table-cell>
          <table:table-cell office:value-type="float" office:value="16957" table:style-name="ce2">
            <text:p>16957</text:p>
          </table:table-cell>
          <table:table-cell office:value-type="float" office:value="1368" table:style-name="ce2">
            <text:p>1368</text:p>
          </table:table-cell>
          <table:table-cell office:value-type="float" office:value="34335" table:style-name="ce2">
            <text:p>34335</text:p>
          </table:table-cell>
          <table:table-cell office:value-type="float" office:value="10977.8379495918" table:style-name="ce2">
            <text:p>10977.83795</text:p>
          </table:table-cell>
          <table:table-cell office:value-type="float" office:value="0" table:style-name="ce2">
            <text:p>0</text:p>
          </table:table-cell>
          <table:table-cell office:value-type="float" office:value="0.58229248551547397" table:style-name="ce2">
            <text:p>0.582292486</text:p>
          </table:table-cell>
          <table:table-cell office:value-type="float" office:value="9.9824493405537602" table:style-name="ce2">
            <text:p>9.982449341</text:p>
          </table:table-cell>
          <table:table-cell office:value-type="float" office:value="17554.8" table:style-name="ce2">
            <text:p>17554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2_PlannerB:/</text:p>
          </table:table-cell>
          <table:table-cell office:value-type="float" office:value="40" table:style-name="ce2">
            <text:p>40</text:p>
          </table:table-cell>
          <table:table-cell office:value-type="float" office:value="1722" table:style-name="ce2">
            <text:p>1722</text:p>
          </table:table-cell>
          <table:table-cell office:value-type="float" office:value="2" table:style-name="ce2">
            <text:p>2</text:p>
          </table:table-cell>
          <table:table-cell office:value-type="float" office:value="14929" table:style-name="ce2">
            <text:p>14929</text:p>
          </table:table-cell>
          <table:table-cell office:value-type="float" office:value="3619.32796377656" table:style-name="ce2">
            <text:p>3619.327964</text:p>
          </table:table-cell>
          <table:table-cell office:value-type="float" office:value="0" table:style-name="ce2">
            <text:p>0</text:p>
          </table:table-cell>
          <table:table-cell office:value-type="float" office:value="0.245267863165059" table:style-name="ce2">
            <text:p>0.245267863</text:p>
          </table:table-cell>
          <table:table-cell office:value-type="float" office:value="0.84419809288907099" table:style-name="ce2">
            <text:p>0.844198093</text:p>
          </table:table-cell>
          <table:table-cell office:value-type="float" office:value="3524.55" table:style-name="ce2">
            <text:p>3524.5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1_PlannerA:/plan</text:p>
          </table:table-cell>
          <table:table-cell office:value-type="float" office:value="500" table:style-name="ce2">
            <text:p>500</text:p>
          </table:table-cell>
          <table:table-cell office:value-type="float" office:value="1186" table:style-name="ce2">
            <text:p>1186</text:p>
          </table:table-cell>
          <table:table-cell office:value-type="float" office:value="4" table:style-name="ce2">
            <text:p>4</text:p>
          </table:table-cell>
          <table:table-cell office:value-type="float" office:value="60984" table:style-name="ce2">
            <text:p>60984</text:p>
          </table:table-cell>
          <table:table-cell office:value-type="float" office:value="6074.8581990163302" table:style-name="ce2">
            <text:p>6074.858199</text:p>
          </table:table-cell>
          <table:table-cell office:value-type="float" office:value="0" table:style-name="ce2">
            <text:p>0</text:p>
          </table:table-cell>
          <table:table-cell office:value-type="float" office:value="3.0409370951752401" table:style-name="ce2">
            <text:p>3.040937095</text:p>
          </table:table-cell>
          <table:table-cell office:value-type="float" office:value="15.042743696897601" table:style-name="ce2">
            <text:p>15.0427437</text:p>
          </table:table-cell>
          <table:table-cell office:value-type="float" office:value="5065.4679999999998" table:style-name="ce2">
            <text:p>5065.46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3_UpdatePhase:/home</text:p>
          </table:table-cell>
          <table:table-cell office:value-type="float" office:value="20" table:style-name="ce2">
            <text:p>20</text:p>
          </table:table-cell>
          <table:table-cell office:value-type="float" office:value="3777" table:style-name="ce2">
            <text:p>3777</text:p>
          </table:table-cell>
          <table:table-cell office:value-type="float" office:value="26" table:style-name="ce2">
            <text:p>26</text:p>
          </table:table-cell>
          <table:table-cell office:value-type="float" office:value="12722" table:style-name="ce2">
            <text:p>12722</text:p>
          </table:table-cell>
          <table:table-cell office:value-type="float" office:value="2709.1145343082098" table:style-name="ce2">
            <text:p>2709.114534</text:p>
          </table:table-cell>
          <table:table-cell office:value-type="float" office:value="0" table:style-name="ce2">
            <text:p>0</text:p>
          </table:table-cell>
          <table:table-cell office:value-type="float" office:value="0.53195733702157" table:style-name="ce2">
            <text:p>0.531957337</text:p>
          </table:table-cell>
          <table:table-cell office:value-type="float" office:value="11.186013428598001" table:style-name="ce2">
            <text:p>11.18601343</text:p>
          </table:table-cell>
          <table:table-cell office:value-type="float" office:value="21532.7" table:style-name="ce2">
            <text:p>21532.7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3_UpdatePhase:/plan</text:p>
          </table:table-cell>
          <table:table-cell office:value-type="float" office:value="260" table:style-name="ce2">
            <text:p>260</text:p>
          </table:table-cell>
          <table:table-cell office:value-type="float" office:value="4132" table:style-name="ce2">
            <text:p>4132</text:p>
          </table:table-cell>
          <table:table-cell office:value-type="float" office:value="4" table:style-name="ce2">
            <text:p>4</text:p>
          </table:table-cell>
          <table:table-cell office:value-type="float" office:value="27948" table:style-name="ce2">
            <text:p>27948</text:p>
          </table:table-cell>
          <table:table-cell office:value-type="float" office:value="7854.8739318468397" table:style-name="ce2">
            <text:p>7854.873932</text:p>
          </table:table-cell>
          <table:table-cell office:value-type="float" office:value="0" table:style-name="ce2">
            <text:p>0</text:p>
          </table:table-cell>
          <table:table-cell office:value-type="float" office:value="2.5460242851547199" table:style-name="ce2">
            <text:p>2.546024285</text:p>
          </table:table-cell>
          <table:table-cell office:value-type="float" office:value="29.7026571833382" table:style-name="ce2">
            <text:p>29.70265718</text:p>
          </table:table-cell>
          <table:table-cell office:value-type="float" office:value="11946.2807692307" table:style-name="ce2">
            <text:p>11946.28077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2_UpdateAgent:/login.do</text:p>
          </table:table-cell>
          <table:table-cell office:value-type="float" office:value="20" table:style-name="ce2">
            <text:p>20</text:p>
          </table:table-cell>
          <table:table-cell office:value-type="float" office:value="14945" table:style-name="ce2">
            <text:p>14945</text:p>
          </table:table-cell>
          <table:table-cell office:value-type="float" office:value="1518" table:style-name="ce2">
            <text:p>1518</text:p>
          </table:table-cell>
          <table:table-cell office:value-type="float" office:value="26156" table:style-name="ce2">
            <text:p>26156</text:p>
          </table:table-cell>
          <table:table-cell office:value-type="float" office:value="9936.9863413159601" table:style-name="ce2">
            <text:p>9936.986341</text:p>
          </table:table-cell>
          <table:table-cell office:value-type="float" office:value="0" table:style-name="ce2">
            <text:p>0</text:p>
          </table:table-cell>
          <table:table-cell office:value-type="float" office:value="0.75665859564164595" table:style-name="ce2">
            <text:p>0.756658596</text:p>
          </table:table-cell>
          <table:table-cell office:value-type="float" office:value="12.0509704146489" table:style-name="ce2">
            <text:p>12.05097041</text:p>
          </table:table-cell>
          <table:table-cell office:value-type="float" office:value="16308.8" table:style-name="ce2">
            <text:p>16308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3_PlannerC:/plan</text:p>
          </table:table-cell>
          <table:table-cell office:value-type="float" office:value="420" table:style-name="ce2">
            <text:p>420</text:p>
          </table:table-cell>
          <table:table-cell office:value-type="float" office:value="2091" table:style-name="ce2">
            <text:p>2091</text:p>
          </table:table-cell>
          <table:table-cell office:value-type="float" office:value="4" table:style-name="ce2">
            <text:p>4</text:p>
          </table:table-cell>
          <table:table-cell office:value-type="float" office:value="74452" table:style-name="ce2">
            <text:p>74452</text:p>
          </table:table-cell>
          <table:table-cell office:value-type="float" office:value="9164.45263993763" table:style-name="ce2">
            <text:p>9164.45264</text:p>
          </table:table-cell>
          <table:table-cell office:value-type="float" office:value="0" table:style-name="ce2">
            <text:p>0</text:p>
          </table:table-cell>
          <table:table-cell office:value-type="float" office:value="2.74941084053417" table:style-name="ce2">
            <text:p>2.749410841</text:p>
          </table:table-cell>
          <table:table-cell office:value-type="float" office:value="24.965485330338399" table:style-name="ce2">
            <text:p>24.96548533</text:p>
          </table:table-cell>
          <table:table-cell office:value-type="float" office:value="9298.2309523809508" table:style-name="ce2">
            <text:p>9298.230952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3">
            <text:p>TC0013_UpdatePhase:/plan?wicket:interface=:1:indicator:big-form:plan:mo:aspect:indexed::IBehaviorListener:0:-1&amp;random=0.8376628133096905</text:p>
          </table:table-cell>
          <table:table-cell office:value-type="float" office:value="20" table:style-name="ce3">
            <text:p>20</text:p>
          </table:table-cell>
          <table:table-cell office:value-type="float" office:value="1486" table:style-name="ce3">
            <text:p>1486</text:p>
          </table:table-cell>
          <table:table-cell office:value-type="float" office:value="9" table:style-name="ce3">
            <text:p>9</text:p>
          </table:table-cell>
          <table:table-cell office:value-type="float" office:value="5767" table:style-name="ce3">
            <text:p>5767</text:p>
          </table:table-cell>
          <table:table-cell office:value-type="float" office:value="1253.8392999104699" table:style-name="ce3">
            <text:p>1253.8393</text:p>
          </table:table-cell>
          <table:table-cell office:value-type="float" office:value="0" table:style-name="ce3">
            <text:p>0</text:p>
          </table:table-cell>
          <table:table-cell office:value-type="float" office:value="0.321094289338064" table:style-name="ce3">
            <text:p>0.321094289</text:p>
          </table:table-cell>
          <table:table-cell office:value-type="float" office:value="2.6935546341933299E-2" table:style-name="ce3">
            <text:p>0.026935546</text:p>
          </table:table-cell>
          <table:table-cell office:value-type="float" office:value="85.9" table:style-name="ce3">
            <text:p>85.9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2">
            <text:p>TC0007_UpdatePlanSegment:/login.do</text:p>
          </table:table-cell>
          <table:table-cell office:value-type="float" office:value="20" table:style-name="ce2">
            <text:p>20</text:p>
          </table:table-cell>
          <table:table-cell office:value-type="float" office:value="13996" table:style-name="ce2">
            <text:p>13996</text:p>
          </table:table-cell>
          <table:table-cell office:value-type="float" office:value="1869" table:style-name="ce2">
            <text:p>1869</text:p>
          </table:table-cell>
          <table:table-cell office:value-type="float" office:value="30419" table:style-name="ce2">
            <text:p>30419</text:p>
          </table:table-cell>
          <table:table-cell office:value-type="float" office:value="6170.6674507301004" table:style-name="ce2">
            <text:p>6170.667451</text:p>
          </table:table-cell>
          <table:table-cell office:value-type="float" office:value="0" table:style-name="ce2">
            <text:p>0</text:p>
          </table:table-cell>
          <table:table-cell office:value-type="float" office:value="0.65744058380723802" table:style-name="ce2">
            <text:p>0.657440584</text:p>
          </table:table-cell>
          <table:table-cell office:value-type="float" office:value="15.2712404671115" table:style-name="ce2">
            <text:p>15.27124047</text:p>
          </table:table-cell>
          <table:table-cell office:value-type="float" office:value="23785.8" table:style-name="ce2">
            <text:p>23785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1_PlannerA:/plan?wicket:interface=:1:indicator:big-form:sg-editor:mo:aspect:name::IBehaviorListener:0:-1&amp;random=0.04952374825592731</text:p>
          </table:table-cell>
          <table:table-cell office:value-type="float" office:value="20" table:style-name="ce2">
            <text:p>20</text:p>
          </table:table-cell>
          <table:table-cell office:value-type="float" office:value="3057" table:style-name="ce2">
            <text:p>3057</text:p>
          </table:table-cell>
          <table:table-cell office:value-type="float" office:value="5" table:style-name="ce2">
            <text:p>5</text:p>
          </table:table-cell>
          <table:table-cell office:value-type="float" office:value="12397" table:style-name="ce2">
            <text:p>12397</text:p>
          </table:table-cell>
          <table:table-cell office:value-type="float" office:value="5222.1992723372696" table:style-name="ce2">
            <text:p>5222.199272</text:p>
          </table:table-cell>
          <table:table-cell office:value-type="float" office:value="0" table:style-name="ce2">
            <text:p>0</text:p>
          </table:table-cell>
          <table:table-cell office:value-type="float" office:value="0.16236533824759" table:style-name="ce2">
            <text:p>0.162365338</text:p>
          </table:table-cell>
          <table:table-cell office:value-type="float" office:value="0.66991558017194397" table:style-name="ce2">
            <text:p>0.66991558</text:p>
          </table:table-cell>
          <table:table-cell office:value-type="float" office:value="4225" table:style-name="ce2">
            <text:p>422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5_AddNewEvents:/login.do</text:p>
          </table:table-cell>
          <table:table-cell office:value-type="float" office:value="20" table:style-name="ce2">
            <text:p>20</text:p>
          </table:table-cell>
          <table:table-cell office:value-type="float" office:value="17836" table:style-name="ce2">
            <text:p>17836</text:p>
          </table:table-cell>
          <table:table-cell office:value-type="float" office:value="1821" table:style-name="ce2">
            <text:p>1821</text:p>
          </table:table-cell>
          <table:table-cell office:value-type="float" office:value="30545" table:style-name="ce2">
            <text:p>30545</text:p>
          </table:table-cell>
          <table:table-cell office:value-type="float" office:value="10304.058178576999" table:style-name="ce2">
            <text:p>10304.05818</text:p>
          </table:table-cell>
          <table:table-cell office:value-type="float" office:value="0" table:style-name="ce2">
            <text:p>0</text:p>
          </table:table-cell>
          <table:table-cell office:value-type="float" office:value="0.65477164838762403" table:style-name="ce2">
            <text:p>0.654771648</text:p>
          </table:table-cell>
          <table:table-cell office:value-type="float" office:value="15.2092455802913" table:style-name="ce2">
            <text:p>15.20924558</text:p>
          </table:table-cell>
          <table:table-cell office:value-type="float" office:value="23785.8" table:style-name="ce2">
            <text:p>23785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2_UpdateAgent:/;jsessionid=itcq1im3tufzyl1asmf75007</text:p>
          </table:table-cell>
          <table:table-cell office:value-type="float" office:value="20" table:style-name="ce2">
            <text:p>20</text:p>
          </table:table-cell>
          <table:table-cell office:value-type="float" office:value="4123" table:style-name="ce2">
            <text:p>4123</text:p>
          </table:table-cell>
          <table:table-cell office:value-type="float" office:value="3" table:style-name="ce2">
            <text:p>3</text:p>
          </table:table-cell>
          <table:table-cell office:value-type="float" office:value="12579" table:style-name="ce2">
            <text:p>12579</text:p>
          </table:table-cell>
          <table:table-cell office:value-type="float" office:value="4275.6660869974303" table:style-name="ce2">
            <text:p>4275.666087</text:p>
          </table:table-cell>
          <table:table-cell office:value-type="float" office:value="0" table:style-name="ce2">
            <text:p>0</text:p>
          </table:table-cell>
          <table:table-cell office:value-type="float" office:value="0.62752972922092098" table:style-name="ce2">
            <text:p>0.627529729</text:p>
          </table:table-cell>
          <table:table-cell office:value-type="float" office:value="4.9482618897273296" table:style-name="ce2">
            <text:p>4.94826189</text:p>
          </table:table-cell>
          <table:table-cell office:value-type="float" office:value="8074.55" table:style-name="ce2">
            <text:p>8074.5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5_AddNewEvents:/</text:p>
          </table:table-cell>
          <table:table-cell office:value-type="float" office:value="40" table:style-name="ce2">
            <text:p>40</text:p>
          </table:table-cell>
          <table:table-cell office:value-type="float" office:value="922" table:style-name="ce2">
            <text:p>922</text:p>
          </table:table-cell>
          <table:table-cell office:value-type="float" office:value="3" table:style-name="ce2">
            <text:p>3</text:p>
          </table:table-cell>
          <table:table-cell office:value-type="float" office:value="16418" table:style-name="ce2">
            <text:p>16418</text:p>
          </table:table-cell>
          <table:table-cell office:value-type="float" office:value="2954.4539220471802" table:style-name="ce2">
            <text:p>2954.453922</text:p>
          </table:table-cell>
          <table:table-cell office:value-type="float" office:value="0" table:style-name="ce2">
            <text:p>0</text:p>
          </table:table-cell>
          <table:table-cell office:value-type="float" office:value="0.32110202213998401" table:style-name="ce2">
            <text:p>0.321102022</text:p>
          </table:table-cell>
          <table:table-cell office:value-type="float" office:value="1.04109648062149" table:style-name="ce2">
            <text:p>1.041096481</text:p>
          </table:table-cell>
          <table:table-cell office:value-type="float" office:value="3320.0749999999998" table:style-name="ce2">
            <text:p>3320.07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2_PlannerB:/home</text:p>
          </table:table-cell>
          <table:table-cell office:value-type="float" office:value="20" table:style-name="ce2">
            <text:p>20</text:p>
          </table:table-cell>
          <table:table-cell office:value-type="float" office:value="1577" table:style-name="ce2">
            <text:p>1577</text:p>
          </table:table-cell>
          <table:table-cell office:value-type="float" office:value="4" table:style-name="ce2">
            <text:p>4</text:p>
          </table:table-cell>
          <table:table-cell office:value-type="float" office:value="6544" table:style-name="ce2">
            <text:p>6544</text:p>
          </table:table-cell>
          <table:table-cell office:value-type="float" office:value="2286.7416442396802" table:style-name="ce2">
            <text:p>2286.741644</text:p>
          </table:table-cell>
          <table:table-cell office:value-type="float" office:value="0" table:style-name="ce2">
            <text:p>0</text:p>
          </table:table-cell>
          <table:table-cell office:value-type="float" office:value="0.55049406842641202" table:style-name="ce2">
            <text:p>0.550494068</text:p>
          </table:table-cell>
          <table:table-cell office:value-type="float" office:value="3.3284731444909301" table:style-name="ce2">
            <text:p>3.328473144</text:p>
          </table:table-cell>
          <table:table-cell office:value-type="float" office:value="6191.45" table:style-name="ce2">
            <text:p>6191.4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4_UpdatePlanDetails:/logout</text:p>
          </table:table-cell>
          <table:table-cell office:value-type="float" office:value="20" table:style-name="ce1">
            <text:p>20</text:p>
          </table:table-cell>
          <table:table-cell office:value-type="float" office:value="230" table:style-name="ce1">
            <text:p>230</text:p>
          </table:table-cell>
          <table:table-cell office:value-type="float" office:value="9" table:style-name="ce1">
            <text:p>9</text:p>
          </table:table-cell>
          <table:table-cell office:value-type="float" office:value="1893" table:style-name="ce1">
            <text:p>1893</text:p>
          </table:table-cell>
          <table:table-cell office:value-type="float" office:value="406.59737763541898" table:style-name="ce1">
            <text:p>406.5973776</text:p>
          </table:table-cell>
          <table:table-cell office:value-type="float" office:value="0" table:style-name="ce1">
            <text:p>0</text:p>
          </table:table-cell>
          <table:table-cell office:value-type="float" office:value="0.168604210047124" table:style-name="ce1">
            <text:p>0.16860421</text:p>
          </table:table-cell>
          <table:table-cell office:value-type="float" office:value="0.24220389939386699" table:style-name="ce1">
            <text:p>0.24220389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;jsessionid=1xt36437vclwczwcyw7iqm4eq</text:p>
          </table:table-cell>
          <table:table-cell office:value-type="float" office:value="20" table:style-name="ce1">
            <text:p>20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499" table:style-name="ce1">
            <text:p>499</text:p>
          </table:table-cell>
          <table:table-cell office:value-type="float" office:value="112.358533276293" table:style-name="ce1">
            <text:p>112.3585333</text:p>
          </table:table-cell>
          <table:table-cell office:value-type="float" office:value="0" table:style-name="ce1">
            <text:p>0</text:p>
          </table:table-cell>
          <table:table-cell office:value-type="float" office:value="0.70118851453213205" table:style-name="ce1">
            <text:p>0.701188515</text:p>
          </table:table-cell>
          <table:table-cell office:value-type="float" office:value="0.120619489096518" table:style-name="ce1">
            <text:p>0.120619489</text:p>
          </table:table-cell>
          <table:table-cell office:value-type="float" office:value="176.15" table:style-name="ce1">
            <text:p>176.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home</text:p>
          </table:table-cell>
          <table:table-cell office:value-type="float" office:value="20" table:style-name="ce1">
            <text:p>20</text:p>
          </table:table-cell>
          <table:table-cell office:value-type="float" office:value="606" table:style-name="ce1">
            <text:p>606</text:p>
          </table:table-cell>
          <table:table-cell office:value-type="float" office:value="11" table:style-name="ce1">
            <text:p>11</text:p>
          </table:table-cell>
          <table:table-cell office:value-type="float" office:value="5216" table:style-name="ce1">
            <text:p>5216</text:p>
          </table:table-cell>
          <table:table-cell office:value-type="float" office:value="1414.67592048497" table:style-name="ce1">
            <text:p>1414.67592</text:p>
          </table:table-cell>
          <table:table-cell office:value-type="float" office:value="0" table:style-name="ce1">
            <text:p>0</text:p>
          </table:table-cell>
          <table:table-cell office:value-type="float" office:value="0.54589622512760305" table:style-name="ce1">
            <text:p>0.545896225</text:p>
          </table:table-cell>
          <table:table-cell office:value-type="float" office:value="2.63520207542921" table:style-name="ce1">
            <text:p>2.635202075</text:p>
          </table:table-cell>
          <table:table-cell office:value-type="float" office:value="4943.1499999999996" table:style-name="ce1">
            <text:p>4943.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</text:p>
          </table:table-cell>
          <table:table-cell office:value-type="float" office:value="180" table:style-name="ce1">
            <text:p>180</text:p>
          </table:table-cell>
          <table:table-cell office:value-type="float" office:value="1388" table:style-name="ce1">
            <text:p>1388</text:p>
          </table:table-cell>
          <table:table-cell office:value-type="float" office:value="4" table:style-name="ce1">
            <text:p>4</text:p>
          </table:table-cell>
          <table:table-cell office:value-type="float" office:value="28392" table:style-name="ce1">
            <text:p>28392</text:p>
          </table:table-cell>
          <table:table-cell office:value-type="float" office:value="4529.2158769039397" table:style-name="ce1">
            <text:p>4529.215877</text:p>
          </table:table-cell>
          <table:table-cell office:value-type="float" office:value="0" table:style-name="ce1">
            <text:p>0</text:p>
          </table:table-cell>
          <table:table-cell office:value-type="float" office:value="1.44737582721549" table:style-name="ce1">
            <text:p>1.447375827</text:p>
          </table:table-cell>
          <table:table-cell office:value-type="float" office:value="6.2891196663195599" table:style-name="ce1">
            <text:p>6.289119666</text:p>
          </table:table-cell>
          <table:table-cell office:value-type="float" office:value="4449.4722222222199" table:style-name="ce1">
            <text:p>4449.47222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2_UpdateAgent:/home</text:p>
          </table:table-cell>
          <table:table-cell office:value-type="float" office:value="20" table:style-name="ce2">
            <text:p>20</text:p>
          </table:table-cell>
          <table:table-cell office:value-type="float" office:value="2081" table:style-name="ce2">
            <text:p>2081</text:p>
          </table:table-cell>
          <table:table-cell office:value-type="float" office:value="5" table:style-name="ce2">
            <text:p>5</text:p>
          </table:table-cell>
          <table:table-cell office:value-type="float" office:value="7321" table:style-name="ce2">
            <text:p>7321</text:p>
          </table:table-cell>
          <table:table-cell office:value-type="float" office:value="2815.2579029282501" table:style-name="ce2">
            <text:p>2815.257903</text:p>
          </table:table-cell>
          <table:table-cell office:value-type="float" office:value="0" table:style-name="ce2">
            <text:p>0</text:p>
          </table:table-cell>
          <table:table-cell office:value-type="float" office:value="0.54634359548720102" table:style-name="ce2">
            <text:p>0.546343595</text:p>
          </table:table-cell>
          <table:table-cell office:value-type="float" office:value="4.5626092687190898" table:style-name="ce2">
            <text:p>4.562609269</text:p>
          </table:table-cell>
          <table:table-cell office:value-type="float" office:value="8551.6" table:style-name="ce2">
            <text:p>8551.6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7_UpdatePlanSegment:/home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619" table:style-name="ce1">
            <text:p>619</text:p>
          </table:table-cell>
          <table:table-cell office:value-type="float" office:value="137.82897917346699" table:style-name="ce1">
            <text:p>137.8289792</text:p>
          </table:table-cell>
          <table:table-cell office:value-type="float" office:value="0" table:style-name="ce1">
            <text:p>0</text:p>
          </table:table-cell>
          <table:table-cell office:value-type="float" office:value="0.70541760722347602" table:style-name="ce1">
            <text:p>0.705417607</text:p>
          </table:table-cell>
          <table:table-cell office:value-type="float" office:value="1.0133489260016899" table:style-name="ce1">
            <text:p>1.01334892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2_PlannerB:/plan</text:p>
          </table:table-cell>
          <table:table-cell office:value-type="float" office:value="340" table:style-name="ce2">
            <text:p>340</text:p>
          </table:table-cell>
          <table:table-cell office:value-type="float" office:value="1471" table:style-name="ce2">
            <text:p>1471</text:p>
          </table:table-cell>
          <table:table-cell office:value-type="float" office:value="4" table:style-name="ce2">
            <text:p>4</text:p>
          </table:table-cell>
          <table:table-cell office:value-type="float" office:value="63444" table:style-name="ce2">
            <text:p>63444</text:p>
          </table:table-cell>
          <table:table-cell office:value-type="float" office:value="6928.5516047946603" table:style-name="ce2">
            <text:p>6928.551605</text:p>
          </table:table-cell>
          <table:table-cell office:value-type="float" office:value="0" table:style-name="ce2">
            <text:p>0</text:p>
          </table:table-cell>
          <table:table-cell office:value-type="float" office:value="2.09946525385004" table:style-name="ce2">
            <text:p>2.099465254</text:p>
          </table:table-cell>
          <table:table-cell office:value-type="float" office:value="11.971022314151" table:style-name="ce2">
            <text:p>11.97102231</text:p>
          </table:table-cell>
          <table:table-cell office:value-type="float" office:value="5838.7852941176398" table:style-name="ce2">
            <text:p>5838.785294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4_UpdatePlanDetails:/</text:p>
          </table:table-cell>
          <table:table-cell office:value-type="float" office:value="20" table:style-name="ce1">
            <text:p>20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2518" table:style-name="ce1">
            <text:p>2518</text:p>
          </table:table-cell>
          <table:table-cell office:value-type="float" office:value="534.36188814323202" table:style-name="ce1">
            <text:p>534.3618881</text:p>
          </table:table-cell>
          <table:table-cell office:value-type="float" office:value="0" table:style-name="ce1">
            <text:p>0</text:p>
          </table:table-cell>
          <table:table-cell office:value-type="float" office:value="0.16881626038219999" table:style-name="ce1">
            <text:p>0.16881626</text:p>
          </table:table-cell>
          <table:table-cell office:value-type="float" office:value="0.24250851467013301" table:style-name="ce1">
            <text:p>0.24250851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0_AddFlow:/;jsessionid=n2q7y7rm3mcn1ij525zgqo2at</text:p>
          </table:table-cell>
          <table:table-cell office:value-type="float" office:value="20" table:style-name="ce2">
            <text:p>20</text:p>
          </table:table-cell>
          <table:table-cell office:value-type="float" office:value="2117" table:style-name="ce2">
            <text:p>2117</text:p>
          </table:table-cell>
          <table:table-cell office:value-type="float" office:value="3" table:style-name="ce2">
            <text:p>3</text:p>
          </table:table-cell>
          <table:table-cell office:value-type="float" office:value="9513" table:style-name="ce2">
            <text:p>9513</text:p>
          </table:table-cell>
          <table:table-cell office:value-type="float" office:value="3171.75332072026" table:style-name="ce2">
            <text:p>3171.753321</text:p>
          </table:table-cell>
          <table:table-cell office:value-type="float" office:value="0" table:style-name="ce2">
            <text:p>0</text:p>
          </table:table-cell>
          <table:table-cell office:value-type="float" office:value="0.60609733923268005" table:style-name="ce2">
            <text:p>0.606097339</text:p>
          </table:table-cell>
          <table:table-cell office:value-type="float" office:value="1.7836071504333499" table:style-name="ce2">
            <text:p>1.78360715</text:p>
          </table:table-cell>
          <table:table-cell office:value-type="float" office:value="3013.4" table:style-name="ce2">
            <text:p>3013.4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7_UpdatePlanSegment:/plan</text:p>
          </table:table-cell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974" table:style-name="ce1">
            <text:p>974</text:p>
          </table:table-cell>
          <table:table-cell office:value-type="float" office:value="111.976704720222" table:style-name="ce1">
            <text:p>111.9767047</text:p>
          </table:table-cell>
          <table:table-cell office:value-type="float" office:value="0" table:style-name="ce1">
            <text:p>0</text:p>
          </table:table-cell>
          <table:table-cell office:value-type="float" office:value="3.5305747775737801" table:style-name="ce1">
            <text:p>3.530574778</text:p>
          </table:table-cell>
          <table:table-cell office:value-type="float" office:value="1.2184620374946999" table:style-name="ce1">
            <text:p>1.218462037</text:p>
          </table:table-cell>
          <table:table-cell office:value-type="float" office:value="353.4" table:style-name="ce1">
            <text:p>353.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2_UpdateAgent:/plan</text:p>
          </table:table-cell>
          <table:table-cell office:value-type="float" office:value="140" table:style-name="ce2">
            <text:p>140</text:p>
          </table:table-cell>
          <table:table-cell office:value-type="float" office:value="3551" table:style-name="ce2">
            <text:p>3551</text:p>
          </table:table-cell>
          <table:table-cell office:value-type="float" office:value="4" table:style-name="ce2">
            <text:p>4</text:p>
          </table:table-cell>
          <table:table-cell office:value-type="float" office:value="31618" table:style-name="ce2">
            <text:p>31618</text:p>
          </table:table-cell>
          <table:table-cell office:value-type="float" office:value="7888.4116765366898" table:style-name="ce2">
            <text:p>7888.411677</text:p>
          </table:table-cell>
          <table:table-cell office:value-type="float" office:value="0" table:style-name="ce2">
            <text:p>0</text:p>
          </table:table-cell>
          <table:table-cell office:value-type="float" office:value="1.1472776739764601" table:style-name="ce2">
            <text:p>1.147277674</text:p>
          </table:table-cell>
          <table:table-cell office:value-type="float" office:value="12.452564357667899" table:style-name="ce2">
            <text:p>12.45256436</text:p>
          </table:table-cell>
          <table:table-cell office:value-type="float" office:value="11114.507142857099" table:style-name="ce2">
            <text:p>11114.50714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10_AddFlow:/home</text:p>
          </table:table-cell>
          <table:table-cell office:value-type="float" office:value="20" table:style-name="ce1">
            <text:p>20</text:p>
          </table:table-cell>
          <table:table-cell office:value-type="float" office:value="819" table:style-name="ce1">
            <text:p>819</text:p>
          </table:table-cell>
          <table:table-cell office:value-type="float" office:value="5" table:style-name="ce1">
            <text:p>5</text:p>
          </table:table-cell>
          <table:table-cell office:value-type="float" office:value="6396" table:style-name="ce1">
            <text:p>6396</text:p>
          </table:table-cell>
          <table:table-cell office:value-type="float" office:value="1882.3539325801601" table:style-name="ce1">
            <text:p>1882.353933</text:p>
          </table:table-cell>
          <table:table-cell office:value-type="float" office:value="0" table:style-name="ce1">
            <text:p>0</text:p>
          </table:table-cell>
          <table:table-cell office:value-type="float" office:value="0.55560185571019804" table:style-name="ce1">
            <text:p>0.555601856</text:p>
          </table:table-cell>
          <table:table-cell office:value-type="float" office:value="2.0787322554657299" table:style-name="ce1">
            <text:p>2.078732255</text:p>
          </table:table-cell>
          <table:table-cell office:value-type="float" office:value="3831.2" table:style-name="ce1">
            <text:p>3831.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1_UpdatePhase:/login.do</text:p>
          </table:table-cell>
          <table:table-cell office:value-type="float" office:value="20" table:style-name="ce2">
            <text:p>20</text:p>
          </table:table-cell>
          <table:table-cell office:value-type="float" office:value="21591" table:style-name="ce2">
            <text:p>21591</text:p>
          </table:table-cell>
          <table:table-cell office:value-type="float" office:value="2264" table:style-name="ce2">
            <text:p>2264</text:p>
          </table:table-cell>
          <table:table-cell office:value-type="float" office:value="27231" table:style-name="ce2">
            <text:p>27231</text:p>
          </table:table-cell>
          <table:table-cell office:value-type="float" office:value="7005.5077109014701" table:style-name="ce2">
            <text:p>7005.507711</text:p>
          </table:table-cell>
          <table:table-cell office:value-type="float" office:value="0" table:style-name="ce2">
            <text:p>0</text:p>
          </table:table-cell>
          <table:table-cell office:value-type="float" office:value="0.73340667400073301" table:style-name="ce2">
            <text:p>0.733406674</text:p>
          </table:table-cell>
          <table:table-cell office:value-type="float" office:value="16.143254950494999" table:style-name="ce2">
            <text:p>16.14325495</text:p>
          </table:table-cell>
          <table:table-cell office:value-type="float" office:value="22539.599999999999" table:style-name="ce2">
            <text:p>22539.6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2_PlannerB:/plan?wicket:interface=:3:indicator:big-form:sg-editor:mo:aspect:name::IBehaviorListener:0:-1&amp;random=0.4138994495518806</text:p>
          </table:table-cell>
          <table:table-cell office:value-type="float" office:value="20" table:style-name="ce1">
            <text:p>20</text:p>
          </table:table-cell>
          <table:table-cell office:value-type="float" office:value="564" table:style-name="ce1">
            <text:p>564</text:p>
          </table:table-cell>
          <table:table-cell office:value-type="float" office:value="5" table:style-name="ce1">
            <text:p>5</text:p>
          </table:table-cell>
          <table:table-cell office:value-type="float" office:value="3964" table:style-name="ce1">
            <text:p>3964</text:p>
          </table:table-cell>
          <table:table-cell office:value-type="float" office:value="1126.78215618636" table:style-name="ce1">
            <text:p>1126.782156</text:p>
          </table:table-cell>
          <table:table-cell office:value-type="float" office:value="0" table:style-name="ce1">
            <text:p>0</text:p>
          </table:table-cell>
          <table:table-cell office:value-type="float" office:value="0.155101281136582" table:style-name="ce1">
            <text:p>0.155101281</text:p>
          </table:table-cell>
          <table:table-cell office:value-type="float" office:value="0.51422739204950796" table:style-name="ce1">
            <text:p>0.514227392</text:p>
          </table:table-cell>
          <table:table-cell office:value-type="float" office:value="3395" table:style-name="ce1">
            <text:p>3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name-container:name-input::IBehaviorListener:0:-1&amp;random=0.09016340483185992</text:p>
          </table:table-cell>
          <table:table-cell office:value-type="float" office:value="20" table:style-name="ce1">
            <text:p>20</text:p>
          </table:table-cell>
          <table:table-cell office:value-type="float" office:value="460" table:style-name="ce1">
            <text:p>460</text:p>
          </table:table-cell>
          <table:table-cell office:value-type="float" office:value="6" table:style-name="ce1">
            <text:p>6</text:p>
          </table:table-cell>
          <table:table-cell office:value-type="float" office:value="5172" table:style-name="ce1">
            <text:p>5172</text:p>
          </table:table-cell>
          <table:table-cell office:value-type="float" office:value="1152.34319540664" table:style-name="ce1">
            <text:p>1152.343195</text:p>
          </table:table-cell>
          <table:table-cell office:value-type="float" office:value="0" table:style-name="ce1">
            <text:p>0</text:p>
          </table:table-cell>
          <table:table-cell office:value-type="float" office:value="0.200686347307792" table:style-name="ce1">
            <text:p>0.200686347</text:p>
          </table:table-cell>
          <table:table-cell office:value-type="float" office:value="1.2327315669589899E-2" table:style-name="ce1">
            <text:p>0.012327316</text:p>
          </table:table-cell>
          <table:table-cell office:value-type="float" office:value="62.9" table:style-name="ce1">
            <text:p>62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plan?wicket:interface=:1:indicator:big-form:entity:mo:aspect:mo-details:name::IBehaviorListener:0:-1&amp;random=0.1660776531605097</text:p>
          </table:table-cell>
          <table:table-cell office:value-type="float" office:value="20" table:style-name="ce1">
            <text:p>20</text:p>
          </table:table-cell>
          <table:table-cell office:value-type="float" office:value="438" table:style-name="ce1">
            <text:p>438</text:p>
          </table:table-cell>
          <table:table-cell office:value-type="float" office:value="9" table:style-name="ce1">
            <text:p>9</text:p>
          </table:table-cell>
          <table:table-cell office:value-type="float" office:value="1434" table:style-name="ce1">
            <text:p>1434</text:p>
          </table:table-cell>
          <table:table-cell office:value-type="float" office:value="349.44621903806598" table:style-name="ce1">
            <text:p>349.446219</text:p>
          </table:table-cell>
          <table:table-cell office:value-type="float" office:value="0" table:style-name="ce1">
            <text:p>0</text:p>
          </table:table-cell>
          <table:table-cell office:value-type="float" office:value="0.222249386036071" table:style-name="ce1">
            <text:p>0.222249386</text:p>
          </table:table-cell>
          <table:table-cell office:value-type="float" office:value="1.8828256092411198E-2" table:style-name="ce1">
            <text:p>0.018828256</text:p>
          </table:table-cell>
          <table:table-cell office:value-type="float" office:value="86.75" table:style-name="ce1">
            <text:p>86.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plan?wicket:interface=:1:indicator:big-form:segment:part:actor:name::IBehaviorListener:0:-1&amp;random=0.9527071632814981</text:p>
          </table:table-cell>
          <table:table-cell office:value-type="float" office:value="20" table:style-name="ce1">
            <text:p>20</text:p>
          </table:table-cell>
          <table:table-cell office:value-type="float" office:value="748" table:style-name="ce1">
            <text:p>748</text:p>
          </table:table-cell>
          <table:table-cell office:value-type="float" office:value="17" table:style-name="ce1">
            <text:p>17</text:p>
          </table:table-cell>
          <table:table-cell office:value-type="float" office:value="4222" table:style-name="ce1">
            <text:p>4222</text:p>
          </table:table-cell>
          <table:table-cell office:value-type="float" office:value="1200.7399999583499" table:style-name="ce1">
            <text:p>1200.74</text:p>
          </table:table-cell>
          <table:table-cell office:value-type="float" office:value="0" table:style-name="ce1">
            <text:p>0</text:p>
          </table:table-cell>
          <table:table-cell office:value-type="float" office:value="0.252028832098392" table:style-name="ce1">
            <text:p>0.252028832</text:p>
          </table:table-cell>
          <table:table-cell office:value-type="float" office:value="1.2749114748727201E-2" table:style-name="ce1">
            <text:p>0.012749115</text:p>
          </table:table-cell>
          <table:table-cell office:value-type="float" office:value="51.8" table:style-name="ce1">
            <text:p>51.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plan:mo:aspect:phases:phasesDiv:phase:2:name-container:name-input::IBehaviorListener:0:-1&amp;random=0.46378963077786883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220" table:style-name="ce1">
            <text:p>220</text:p>
          </table:table-cell>
          <table:table-cell office:value-type="float" office:value="75.238470877603504" table:style-name="ce1">
            <text:p>75.23847088</text:p>
          </table:table-cell>
          <table:table-cell office:value-type="float" office:value="0" table:style-name="ce1">
            <text:p>0</text:p>
          </table:table-cell>
          <table:table-cell office:value-type="float" office:value="0.14731011725885301" table:style-name="ce1">
            <text:p>0.147310117</text:p>
          </table:table-cell>
          <table:table-cell office:value-type="float" office:value="1.1148959069883901E-2" table:style-name="ce1">
            <text:p>0.011148959</text:p>
          </table:table-cell>
          <table:table-cell office:value-type="float" office:value="77.5" table:style-name="ce1">
            <text:p>77.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0_AddFlow:/plan</text:p>
          </table:table-cell>
          <table:table-cell office:value-type="float" office:value="300" table:style-name="ce2">
            <text:p>300</text:p>
          </table:table-cell>
          <table:table-cell office:value-type="float" office:value="736" table:style-name="ce2">
            <text:p>736</text:p>
          </table:table-cell>
          <table:table-cell office:value-type="float" office:value="4" table:style-name="ce2">
            <text:p>4</text:p>
          </table:table-cell>
          <table:table-cell office:value-type="float" office:value="25050" table:style-name="ce2">
            <text:p>25050</text:p>
          </table:table-cell>
          <table:table-cell office:value-type="float" office:value="3058.5201301646198" table:style-name="ce2">
            <text:p>3058.52013</text:p>
          </table:table-cell>
          <table:table-cell office:value-type="float" office:value="0" table:style-name="ce2">
            <text:p>0</text:p>
          </table:table-cell>
          <table:table-cell office:value-type="float" office:value="2.2670253604570298" table:style-name="ce2">
            <text:p>2.26702536</text:p>
          </table:table-cell>
          <table:table-cell office:value-type="float" office:value="6.8811451736919196" table:style-name="ce2">
            <text:p>6.881145174</text:p>
          </table:table-cell>
          <table:table-cell office:value-type="float" office:value="3108.1666666666601" table:style-name="ce2">
            <text:p>3108.166667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2_PlannerB:/plan?wicket:interface=:3:indicator:big-form:sg-editor:mo:aspect:goalsDiv:goal:0:category::IBehaviorListener:0:-1&amp;random=0.7597529129175038</text:p>
          </table:table-cell>
          <table:table-cell office:value-type="float" office:value="20" table:style-name="ce1">
            <text:p>20</text:p>
          </table:table-cell>
          <table:table-cell office:value-type="float" office:value="103" table:style-name="ce1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619" table:style-name="ce1">
            <text:p>619</text:p>
          </table:table-cell>
          <table:table-cell office:value-type="float" office:value="129.090433417817" table:style-name="ce1">
            <text:p>129.0904334</text:p>
          </table:table-cell>
          <table:table-cell office:value-type="float" office:value="0" table:style-name="ce1">
            <text:p>0</text:p>
          </table:table-cell>
          <table:table-cell office:value-type="float" office:value="0.145424931650282" table:style-name="ce1">
            <text:p>0.145424932</text:p>
          </table:table-cell>
          <table:table-cell office:value-type="float" office:value="1.0367207041475099E-2" table:style-name="ce1">
            <text:p>0.010367207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plan?wicket:interface=:1:indicator:big-form:sg-editor:mo:aspect:name::IBehaviorListener:0:-1&amp;random=0.3922618456124106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560" table:style-name="ce1">
            <text:p>560</text:p>
          </table:table-cell>
          <table:table-cell office:value-type="float" office:value="126.127752695431" table:style-name="ce1">
            <text:p>126.1277527</text:p>
          </table:table-cell>
          <table:table-cell office:value-type="float" office:value="0" table:style-name="ce1">
            <text:p>0</text:p>
          </table:table-cell>
          <table:table-cell office:value-type="float" office:value="0.72228241242325697" table:style-name="ce1">
            <text:p>0.722282412</text:p>
          </table:table-cell>
          <table:table-cell office:value-type="float" office:value="5.2196189960274399E-2" table:style-name="ce1">
            <text:p>0.0521961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g-editor:mo:aspect:goalsDiv:goal:0:organization:name::IBehaviorListener:0:-1&amp;random=0.9689886339409747</text:p>
          </table:table-cell>
          <table:table-cell office:value-type="float" office:value="20" table:style-name="ce1">
            <text:p>20</text:p>
          </table:table-cell>
          <table:table-cell office:value-type="float" office:value="1088" table:style-name="ce1">
            <text:p>1088</text:p>
          </table:table-cell>
          <table:table-cell office:value-type="float" office:value="7" table:style-name="ce1">
            <text:p>7</text:p>
          </table:table-cell>
          <table:table-cell office:value-type="float" office:value="4902" table:style-name="ce1">
            <text:p>4902</text:p>
          </table:table-cell>
          <table:table-cell office:value-type="float" office:value="1742.5527710803999" table:style-name="ce1">
            <text:p>1742.552771</text:p>
          </table:table-cell>
          <table:table-cell office:value-type="float" office:value="0" table:style-name="ce1">
            <text:p>0</text:p>
          </table:table-cell>
          <table:table-cell office:value-type="float" office:value="0.140687540008019" table:style-name="ce1">
            <text:p>0.14068754</text:p>
          </table:table-cell>
          <table:table-cell office:value-type="float" office:value="1.4505448674547501" table:style-name="ce1">
            <text:p>1.450544867</text:p>
          </table:table-cell>
          <table:table-cell office:value-type="float" office:value="10557.85" table:style-name="ce1">
            <text:p>10557.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name::IBehaviorListener:0:-1&amp;random=0.9942259558057822</text:p>
          </table:table-cell>
          <table:table-cell office:value-type="float" office:value="20" table:style-name="ce1">
            <text:p>20</text:p>
          </table:table-cell>
          <table:table-cell office:value-type="float" office:value="178" table:style-name="ce1">
            <text:p>178</text:p>
          </table:table-cell>
          <table:table-cell office:value-type="float" office:value="6" table:style-name="ce1">
            <text:p>6</text:p>
          </table:table-cell>
          <table:table-cell office:value-type="float" office:value="2092" table:style-name="ce1">
            <text:p>2092</text:p>
          </table:table-cell>
          <table:table-cell office:value-type="float" office:value="445.64340845568398" table:style-name="ce1">
            <text:p>445.6434085</text:p>
          </table:table-cell>
          <table:table-cell office:value-type="float" office:value="0" table:style-name="ce1">
            <text:p>0</text:p>
          </table:table-cell>
          <table:table-cell office:value-type="float" office:value="0.219695721425825" table:style-name="ce1">
            <text:p>0.219695721</text:p>
          </table:table-cell>
          <table:table-cell office:value-type="float" office:value="1.5232808809798401E-2" table:style-name="ce1">
            <text:p>0.015232809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intent::IBehaviorListener:0:-1&amp;random=0.37325538123256385</text:p>
          </table:table-cell>
          <table:table-cell office:value-type="float" office:value="20" table:style-name="ce1">
            <text:p>20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1276" table:style-name="ce1">
            <text:p>1276</text:p>
          </table:table-cell>
          <table:table-cell office:value-type="float" office:value="269.20430902940598" table:style-name="ce1">
            <text:p>269.204309</text:p>
          </table:table-cell>
          <table:table-cell office:value-type="float" office:value="0" table:style-name="ce1">
            <text:p>0</text:p>
          </table:table-cell>
          <table:table-cell office:value-type="float" office:value="0.21949078138718101" table:style-name="ce1">
            <text:p>0.219490781</text:p>
          </table:table-cell>
          <table:table-cell office:value-type="float" office:value="1.52185991000877E-2" table:style-name="ce1">
            <text:p>0.015218599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out</text:p>
          </table:table-cell>
          <table:table-cell office:value-type="float" office:value="20" table:style-name="ce1">
            <text:p>20</text:p>
          </table:table-cell>
          <table:table-cell office:value-type="float" office:value="521" table:style-name="ce1">
            <text:p>521</text:p>
          </table:table-cell>
          <table:table-cell office:value-type="float" office:value="8" table:style-name="ce1">
            <text:p>8</text:p>
          </table:table-cell>
          <table:table-cell office:value-type="float" office:value="9121" table:style-name="ce1">
            <text:p>9121</text:p>
          </table:table-cell>
          <table:table-cell office:value-type="float" office:value="1975.0590997486599" table:style-name="ce1">
            <text:p>1975.0591</text:p>
          </table:table-cell>
          <table:table-cell office:value-type="float" office:value="0" table:style-name="ce1">
            <text:p>0</text:p>
          </table:table-cell>
          <table:table-cell office:value-type="float" office:value="0.16523599831459199" table:style-name="ce1">
            <text:p>0.165235998</text:p>
          </table:table-cell>
          <table:table-cell office:value-type="float" office:value="0.23736538429762299" table:style-name="ce1">
            <text:p>0.23736538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172" table:style-name="ce1">
            <text:p>172</text:p>
          </table:table-cell>
          <table:table-cell office:value-type="float" office:value="53.310317950655602" table:style-name="ce1">
            <text:p>53.31031795</text:p>
          </table:table-cell>
          <table:table-cell office:value-type="float" office:value="0" table:style-name="ce1">
            <text:p>0</text:p>
          </table:table-cell>
          <table:table-cell office:value-type="float" office:value="0.16596270817947201" table:style-name="ce1">
            <text:p>0.165962708</text:p>
          </table:table-cell>
          <table:table-cell office:value-type="float" office:value="0.238409320050784" table:style-name="ce1">
            <text:p>0.2384093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logout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280" table:style-name="ce1">
            <text:p>280</text:p>
          </table:table-cell>
          <table:table-cell office:value-type="float" office:value="68.439224864108397" table:style-name="ce1">
            <text:p>68.43922486</text:p>
          </table:table-cell>
          <table:table-cell office:value-type="float" office:value="0" table:style-name="ce1">
            <text:p>0</text:p>
          </table:table-cell>
          <table:table-cell office:value-type="float" office:value="0.74338388343740702" table:style-name="ce1">
            <text:p>0.743383883</text:p>
          </table:table-cell>
          <table:table-cell office:value-type="float" office:value="1.0678883716176" table:style-name="ce1">
            <text:p>1.06788837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firstChoice::IBehaviorListener:0:-1&amp;random=0.7691024521234556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float" office:value="46.169768247198299" table:style-name="ce1">
            <text:p>46.16976825</text:p>
          </table:table-cell>
          <table:table-cell office:value-type="float" office:value="0" table:style-name="ce1">
            <text:p>0</text:p>
          </table:table-cell>
          <table:table-cell office:value-type="float" office:value="0.17707106747293" table:style-name="ce1">
            <text:p>0.177071067</text:p>
          </table:table-cell>
          <table:table-cell office:value-type="float" office:value="1.2277388467361299E-2" table:style-name="ce1">
            <text:p>0.012277388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egment:part:task::IBehaviorListener:0:-1&amp;random=0.5962860213474035</text:p>
          </table:table-cell>
          <table:table-cell office:value-type="float" office:value="20" table:style-name="ce1">
            <text:p>20</text:p>
          </table:table-cell>
          <table:table-cell office:value-type="float" office:value="168" table:style-name="ce1">
            <text:p>168</text:p>
          </table:table-cell>
          <table:table-cell office:value-type="float" office:value="15" table:style-name="ce1">
            <text:p>15</text:p>
          </table:table-cell>
          <table:table-cell office:value-type="float" office:value="1033" table:style-name="ce1">
            <text:p>1033</text:p>
          </table:table-cell>
          <table:table-cell office:value-type="float" office:value="244.90918725111101" table:style-name="ce1">
            <text:p>244.9091873</text:p>
          </table:table-cell>
          <table:table-cell office:value-type="float" office:value="0" table:style-name="ce1">
            <text:p>0</text:p>
          </table:table-cell>
          <table:table-cell office:value-type="float" office:value="0.125995363370627" table:style-name="ce1">
            <text:p>0.125995363</text:p>
          </table:table-cell>
          <table:table-cell office:value-type="float" office:value="0.76401914972028995" table:style-name="ce1">
            <text:p>0.76401915</text:p>
          </table:table-cell>
          <table:table-cell office:value-type="float" office:value="6209.4" table:style-name="ce1">
            <text:p>6209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</text:p>
          </table:table-cell>
          <table:table-cell office:value-type="float" office:value="20" table:style-name="ce1">
            <text:p>20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office:value-type="float" office:value="196" table:style-name="ce1">
            <text:p>196</text:p>
          </table:table-cell>
          <table:table-cell office:value-type="float" office:value="57.076702777928503" table:style-name="ce1">
            <text:p>57.07670278</text:p>
          </table:table-cell>
          <table:table-cell office:value-type="float" office:value="0" table:style-name="ce1">
            <text:p>0</text:p>
          </table:table-cell>
          <table:table-cell office:value-type="float" office:value="0.74783128926114195" table:style-name="ce1">
            <text:p>0.747831289</text:p>
          </table:table-cell>
          <table:table-cell office:value-type="float" office:value="1.0742771743194699" table:style-name="ce1">
            <text:p>1.07427717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194" table:style-name="ce1">
            <text:p>194</text:p>
          </table:table-cell>
          <table:table-cell office:value-type="float" office:value="46.9087145421828" table:style-name="ce1">
            <text:p>46.90871454</text:p>
          </table:table-cell>
          <table:table-cell office:value-type="float" office:value="0" table:style-name="ce1">
            <text:p>0</text:p>
          </table:table-cell>
          <table:table-cell office:value-type="float" office:value="0.17421147530987799" table:style-name="ce1">
            <text:p>0.174211475</text:p>
          </table:table-cell>
          <table:table-cell office:value-type="float" office:value="1.2087622383561401E-2" table:style-name="ce1">
            <text:p>0.012087622</text:p>
          </table:table-cell>
          <table:table-cell office:value-type="float" office:value="71.05" table:style-name="ce1">
            <text:p>71.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out</text:p>
          </table:table-cell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153" table:style-name="ce1">
            <text:p>153</text:p>
          </table:table-cell>
          <table:table-cell office:value-type="float" office:value="41.069575113458299" table:style-name="ce1">
            <text:p>41.06957511</text:p>
          </table:table-cell>
          <table:table-cell office:value-type="float" office:value="0" table:style-name="ce1">
            <text:p>0</text:p>
          </table:table-cell>
          <table:table-cell office:value-type="float" office:value="0.12503282111554201" table:style-name="ce1">
            <text:p>0.125032821</text:p>
          </table:table-cell>
          <table:table-cell office:value-type="float" office:value="0.17961257798922201" table:style-name="ce1">
            <text:p>0.17961257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plan:mo:aspect:tabs:panel:newInvolvedContainer:newInvolved::IBehaviorListener:0:-1&amp;random=0.822921901842721</text:p>
          </table:table-cell>
          <table:table-cell office:value-type="float" office:value="20" table:style-name="ce1">
            <text:p>20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1308" table:style-name="ce1">
            <text:p>1308</text:p>
          </table:table-cell>
          <table:table-cell office:value-type="float" office:value="442.845512001646" table:style-name="ce1">
            <text:p>442.845512</text:p>
          </table:table-cell>
          <table:table-cell office:value-type="float" office:value="0" table:style-name="ce1">
            <text:p>0</text:p>
          </table:table-cell>
          <table:table-cell office:value-type="float" office:value="0.144324094185903" table:style-name="ce1">
            <text:p>0.144324094</text:p>
          </table:table-cell>
          <table:table-cell office:value-type="float" office:value="7.8222531516773993E-3" table:style-name="ce1">
            <text:p>0.007822253</text:p>
          </table:table-cell>
          <table:table-cell office:value-type="float" office:value="55.5" table:style-name="ce1">
            <text:p>55.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3_PlannerC:/plan?wicket:interface=:3:indicator:big-form:sg-editor:mo:aspect:name::IBehaviorListener:0:-1&amp;random=0.34656063287857475</text:p>
          </table:table-cell>
          <table:table-cell office:value-type="float" office:value="20" table:style-name="ce2">
            <text:p>20</text:p>
          </table:table-cell>
          <table:table-cell office:value-type="float" office:value="3188" table:style-name="ce2">
            <text:p>3188</text:p>
          </table:table-cell>
          <table:table-cell office:value-type="float" office:value="18" table:style-name="ce2">
            <text:p>18</text:p>
          </table:table-cell>
          <table:table-cell office:value-type="float" office:value="12039" table:style-name="ce2">
            <text:p>12039</text:p>
          </table:table-cell>
          <table:table-cell office:value-type="float" office:value="4189.9913278549802" table:style-name="ce2">
            <text:p>4189.991328</text:p>
          </table:table-cell>
          <table:table-cell office:value-type="float" office:value="0" table:style-name="ce2">
            <text:p>0</text:p>
          </table:table-cell>
          <table:table-cell office:value-type="float" office:value="0.15673244204817899" table:style-name="ce2">
            <text:p>0.156732442</text:p>
          </table:table-cell>
          <table:table-cell office:value-type="float" office:value="1.02792145598561" table:style-name="ce2">
            <text:p>1.027921456</text:p>
          </table:table-cell>
          <table:table-cell office:value-type="float" office:value="6715.85" table:style-name="ce2">
            <text:p>6715.8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10_AddFlow:/logout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158" table:style-name="ce1">
            <text:p>158</text:p>
          </table:table-cell>
          <table:table-cell office:value-type="float" office:value="42.282265786024197" table:style-name="ce1">
            <text:p>42.28226579</text:p>
          </table:table-cell>
          <table:table-cell office:value-type="float" office:value="0" table:style-name="ce1">
            <text:p>0</text:p>
          </table:table-cell>
          <table:table-cell office:value-type="float" office:value="0.15340011351608299" table:style-name="ce1">
            <text:p>0.153400114</text:p>
          </table:table-cell>
          <table:table-cell office:value-type="float" office:value="0.22036285838101499" table:style-name="ce1">
            <text:p>0.22036285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29.088270832072499" table:style-name="ce1">
            <text:p>29.08827083</text:p>
          </table:table-cell>
          <table:table-cell office:value-type="float" office:value="0" table:style-name="ce1">
            <text:p>0</text:p>
          </table:table-cell>
          <table:table-cell office:value-type="float" office:value="0.15349076369329401" table:style-name="ce1">
            <text:p>0.153490764</text:p>
          </table:table-cell>
          <table:table-cell office:value-type="float" office:value="0.22049307948519201" table:style-name="ce1">
            <text:p>0.22049307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segment:part:task::IBehaviorListener:0:-1&amp;random=0.6748635462921264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361" table:style-name="ce1">
            <text:p>361</text:p>
          </table:table-cell>
          <table:table-cell office:value-type="float" office:value="102.368586490192" table:style-name="ce1">
            <text:p>102.3685865</text:p>
          </table:table-cell>
          <table:table-cell office:value-type="float" office:value="0" table:style-name="ce1">
            <text:p>0</text:p>
          </table:table-cell>
          <table:table-cell office:value-type="float" office:value="0.12622756305066701" table:style-name="ce1">
            <text:p>0.126227563</text:p>
          </table:table-cell>
          <table:table-cell office:value-type="float" office:value="0.95447267646613299" table:style-name="ce1">
            <text:p>0.954472676</text:p>
          </table:table-cell>
          <table:table-cell office:value-type="float" office:value="7743" table:style-name="ce1">
            <text:p>77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</text:p>
          </table:table-cell>
          <table:table-cell office:value-type="float" office:value="40" table:style-name="ce1">
            <text:p>40</text:p>
          </table:table-cell>
          <table:table-cell office:value-type="float" office:value="282" table:style-name="ce1">
            <text:p>282</text:p>
          </table:table-cell>
          <table:table-cell office:value-type="float" office:value="2" table:style-name="ce1">
            <text:p>2</text:p>
          </table:table-cell>
          <table:table-cell office:value-type="float" office:value="6221" table:style-name="ce1">
            <text:p>6221</text:p>
          </table:table-cell>
          <table:table-cell office:value-type="float" office:value="1081.37297884448" table:style-name="ce1">
            <text:p>1081.372979</text:p>
          </table:table-cell>
          <table:table-cell office:value-type="float" office:value="0" table:style-name="ce1">
            <text:p>0</text:p>
          </table:table-cell>
          <table:table-cell office:value-type="float" office:value="1.3043761820909101" table:style-name="ce1">
            <text:p>1.304376182</text:p>
          </table:table-cell>
          <table:table-cell office:value-type="float" office:value="1.0490738419585199" table:style-name="ce1">
            <text:p>1.049073842</text:p>
          </table:table-cell>
          <table:table-cell office:value-type="float" office:value="823.57500000000005" table:style-name="ce1">
            <text:p>823.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home</text:p>
          </table:table-cell>
          <table:table-cell office:value-type="float" office:value="20" table:style-name="ce1">
            <text:p>20</text:p>
          </table:table-cell>
          <table:table-cell office:value-type="float" office:value="109" table:style-name="ce1">
            <text:p>109</text:p>
          </table:table-cell>
          <table:table-cell office:value-type="float" office:value="7" table:style-name="ce1">
            <text:p>7</text:p>
          </table:table-cell>
          <table:table-cell office:value-type="float" office:value="472" table:style-name="ce1">
            <text:p>472</text:p>
          </table:table-cell>
          <table:table-cell office:value-type="float" office:value="107.83227717154" table:style-name="ce1">
            <text:p>107.8322772</text:p>
          </table:table-cell>
          <table:table-cell office:value-type="float" office:value="0" table:style-name="ce1">
            <text:p>0</text:p>
          </table:table-cell>
          <table:table-cell office:value-type="float" office:value="0.76077446840884" table:style-name="ce1">
            <text:p>0.760774468</text:p>
          </table:table-cell>
          <table:table-cell office:value-type="float" office:value="1.0928703545209" table:style-name="ce1">
            <text:p>1.09287035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plan</text:p>
          </table:table-cell>
          <table:table-cell office:value-type="float" office:value="220" table:style-name="ce1">
            <text:p>220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4290" table:style-name="ce1">
            <text:p>4290</text:p>
          </table:table-cell>
          <table:table-cell office:value-type="float" office:value="298.256204136284" table:style-name="ce1">
            <text:p>298.2562041</text:p>
          </table:table-cell>
          <table:table-cell office:value-type="float" office:value="0" table:style-name="ce1">
            <text:p>0</text:p>
          </table:table-cell>
          <table:table-cell office:value-type="float" office:value="8.1747919143876295" table:style-name="ce1">
            <text:p>8.174791914</text:p>
          </table:table-cell>
          <table:table-cell office:value-type="float" office:value="1.60462224100772" table:style-name="ce1">
            <text:p>1.604622241</text:p>
          </table:table-cell>
          <table:table-cell office:value-type="float" office:value="201" table:style-name="ce1">
            <text:p>2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segment:part:actor:name::IBehaviorListener:0:-1&amp;random=0.5394079998653609</text:p>
          </table:table-cell>
          <table:table-cell office:value-type="float" office:value="20" table:style-name="ce1">
            <text:p>20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529" table:style-name="ce1">
            <text:p>529</text:p>
          </table:table-cell>
          <table:table-cell office:value-type="float" office:value="169.49291283118501" table:style-name="ce1">
            <text:p>169.4929128</text:p>
          </table:table-cell>
          <table:table-cell office:value-type="float" office:value="0" table:style-name="ce1">
            <text:p>0</text:p>
          </table:table-cell>
          <table:table-cell office:value-type="float" office:value="0.12572685840012501" table:style-name="ce1">
            <text:p>0.125726858</text:p>
          </table:table-cell>
          <table:table-cell office:value-type="float" office:value="0.99310712321232097" table:style-name="ce1">
            <text:p>0.993107123</text:p>
          </table:table-cell>
          <table:table-cell office:value-type="float" office:value="8088.5" table:style-name="ce1">
            <text:p>8088.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segment:part:organization:name::IBehaviorListener:0:-1&amp;random=0.09072531443656007</text:p>
          </table:table-cell>
          <table:table-cell office:value-type="float" office:value="20" table:style-name="ce1">
            <text:p>20</text:p>
          </table:table-cell>
          <table:table-cell office:value-type="float" office:value="147" table:style-name="ce1">
            <text:p>147</text:p>
          </table:table-cell>
          <table:table-cell office:value-type="float" office:value="4" table:style-name="ce1">
            <text:p>4</text:p>
          </table:table-cell>
          <table:table-cell office:value-type="float" office:value="695" table:style-name="ce1">
            <text:p>695</text:p>
          </table:table-cell>
          <table:table-cell office:value-type="float" office:value="211.931026515703" table:style-name="ce1">
            <text:p>211.9310265</text:p>
          </table:table-cell>
          <table:table-cell office:value-type="float" office:value="0" table:style-name="ce1">
            <text:p>0</text:p>
          </table:table-cell>
          <table:table-cell office:value-type="float" office:value="0.12544375729141799" table:style-name="ce1">
            <text:p>0.125443757</text:p>
          </table:table-cell>
          <table:table-cell office:value-type="float" office:value="1.0126459557716601" table:style-name="ce1">
            <text:p>1.012645956</text:p>
          </table:table-cell>
          <table:table-cell office:value-type="float" office:value="8266.25" table:style-name="ce1">
            <text:p>8266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plan:mo:aspect:tabs:panel:newInvolvedContainer:newInvolved::IBehaviorListener:0:-1&amp;random=0.14536738289529483</text:p>
          </table:table-cell>
          <table:table-cell office:value-type="float" office:value="20" table:style-name="ce1">
            <text:p>20</text:p>
          </table:table-cell>
          <table:table-cell office:value-type="float" office:value="241" table:style-name="ce1">
            <text:p>241</text:p>
          </table:table-cell>
          <table:table-cell office:value-type="float" office:value="15" table:style-name="ce1">
            <text:p>15</text:p>
          </table:table-cell>
          <table:table-cell office:value-type="float" office:value="1747" table:style-name="ce1">
            <text:p>1747</text:p>
          </table:table-cell>
          <table:table-cell office:value-type="float" office:value="380.96442091092899" table:style-name="ce1">
            <text:p>380.9644209</text:p>
          </table:table-cell>
          <table:table-cell office:value-type="float" office:value="0" table:style-name="ce1">
            <text:p>0</text:p>
          </table:table-cell>
          <table:table-cell office:value-type="float" office:value="0.141842965652725" table:style-name="ce1">
            <text:p>0.141842966</text:p>
          </table:table-cell>
          <table:table-cell office:value-type="float" office:value="9.0473372086013498E-2" table:style-name="ce1">
            <text:p>0.090473372</text:p>
          </table:table-cell>
          <table:table-cell office:value-type="float" office:value="653.15" table:style-name="ce1">
            <text:p>653.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9_UpdateSameTask:/login.do</text:p>
          </table:table-cell>
          <table:table-cell office:value-type="float" office:value="20" table:style-name="ce2">
            <text:p>20</text:p>
          </table:table-cell>
          <table:table-cell office:value-type="float" office:value="18067" table:style-name="ce2">
            <text:p>18067</text:p>
          </table:table-cell>
          <table:table-cell office:value-type="float" office:value="3093" table:style-name="ce2">
            <text:p>3093</text:p>
          </table:table-cell>
          <table:table-cell office:value-type="float" office:value="26993" table:style-name="ce2">
            <text:p>26993</text:p>
          </table:table-cell>
          <table:table-cell office:value-type="float" office:value="6680.07550462567" table:style-name="ce2">
            <text:p>6680.075505</text:p>
          </table:table-cell>
          <table:table-cell office:value-type="float" office:value="0" table:style-name="ce2">
            <text:p>0</text:p>
          </table:table-cell>
          <table:table-cell office:value-type="float" office:value="0.73719130114264597" table:style-name="ce2">
            <text:p>0.737191301</text:p>
          </table:table-cell>
          <table:table-cell office:value-type="float" office:value="17.123715674530001" table:style-name="ce2">
            <text:p>17.12371567</text:p>
          </table:table-cell>
          <table:table-cell office:value-type="float" office:value="23785.8" table:style-name="ce2">
            <text:p>23785.8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1_PlannerA:/logout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469" table:style-name="ce1">
            <text:p>469</text:p>
          </table:table-cell>
          <table:table-cell office:value-type="float" office:value="101.786246615149" table:style-name="ce1">
            <text:p>101.7862466</text:p>
          </table:table-cell>
          <table:table-cell office:value-type="float" office:value="0" table:style-name="ce1">
            <text:p>0</text:p>
          </table:table-cell>
          <table:table-cell office:value-type="float" office:value="0.124646316078128" table:style-name="ce1">
            <text:p>0.124646316</text:p>
          </table:table-cell>
          <table:table-cell office:value-type="float" office:value="0.17905735444426399" table:style-name="ce1">
            <text:p>0.17905735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51" table:style-name="ce1">
            <text:p>251</text:p>
          </table:table-cell>
          <table:table-cell office:value-type="float" office:value="64.413100375622307" table:style-name="ce1">
            <text:p>64.41310038</text:p>
          </table:table-cell>
          <table:table-cell office:value-type="float" office:value="0" table:style-name="ce1">
            <text:p>0</text:p>
          </table:table-cell>
          <table:table-cell office:value-type="float" office:value="0.124676620016831" table:style-name="ce1">
            <text:p>0.12467662</text:p>
          </table:table-cell>
          <table:table-cell office:value-type="float" office:value="0.179100886762459" table:style-name="ce1">
            <text:p>0.17910088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plan?wicket:interface=:1:indicator:big-form:plan:mo:aspect:tabs:panel:newInvolvedContainer:newInvolved::IBehaviorListener:0:-1&amp;random=0.12481855407133524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338" table:style-name="ce1">
            <text:p>338</text:p>
          </table:table-cell>
          <table:table-cell office:value-type="float" office:value="75.941605856078596" table:style-name="ce1">
            <text:p>75.94160586</text:p>
          </table:table-cell>
          <table:table-cell office:value-type="float" office:value="0" table:style-name="ce1">
            <text:p>0</text:p>
          </table:table-cell>
          <table:table-cell office:value-type="float" office:value="0.76002280068401995" table:style-name="ce1">
            <text:p>0.760022801</text:p>
          </table:table-cell>
          <table:table-cell office:value-type="float" office:value="5.4923522705681099E-2" table:style-name="ce1">
            <text:p>0.054923523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event::IBehaviorListener:0:-1&amp;random=0.9994412394033615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140" table:style-name="ce1">
            <text:p>140</text:p>
          </table:table-cell>
          <table:table-cell office:value-type="float" office:value="37.9331978615038" table:style-name="ce1">
            <text:p>37.93319786</text:p>
          </table:table-cell>
          <table:table-cell office:value-type="float" office:value="0" table:style-name="ce1">
            <text:p>0</text:p>
          </table:table-cell>
          <table:table-cell office:value-type="float" office:value="0.13626577276319701" table:style-name="ce1">
            <text:p>0.136265773</text:p>
          </table:table-cell>
          <table:table-cell office:value-type="float" office:value="9.5811871474123095E-3" table:style-name="ce1">
            <text:p>0.009581187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category::IBehaviorListener:0:-1&amp;random=0.7321752379604155</text:p>
          </table:table-cell>
          <table:table-cell office:value-type="float" office:value="20" table:style-name="ce1">
            <text:p>20</text:p>
          </table:table-cell>
          <table:table-cell office:value-type="float" office:value="261" table:style-name="ce1">
            <text:p>261</text:p>
          </table:table-cell>
          <table:table-cell office:value-type="float" office:value="5" table:style-name="ce1">
            <text:p>5</text:p>
          </table:table-cell>
          <table:table-cell office:value-type="float" office:value="3142" table:style-name="ce1">
            <text:p>3142</text:p>
          </table:table-cell>
          <table:table-cell office:value-type="float" office:value="700.69954152974799" table:style-name="ce1">
            <text:p>700.6995415</text:p>
          </table:table-cell>
          <table:table-cell office:value-type="float" office:value="0" table:style-name="ce1">
            <text:p>0</text:p>
          </table:table-cell>
          <table:table-cell office:value-type="float" office:value="0.20137539394061399" table:style-name="ce1">
            <text:p>0.201375394</text:p>
          </table:table-cell>
          <table:table-cell office:value-type="float" office:value="1.45033547882034E-2" table:style-name="ce1">
            <text:p>0.014503355</text:p>
          </table:table-cell>
          <table:table-cell office:value-type="float" office:value="73.75" table:style-name="ce1">
            <text:p>73.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level::IBehaviorListener:0:-1&amp;random=0.6389264980464004</text:p>
          </table:table-cell>
          <table:table-cell office:value-type="float" office:value="20" table:style-name="ce1">
            <text:p>20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733" table:style-name="ce1">
            <text:p>733</text:p>
          </table:table-cell>
          <table:table-cell office:value-type="float" office:value="286.57851890886701" table:style-name="ce1">
            <text:p>286.5785189</text:p>
          </table:table-cell>
          <table:table-cell office:value-type="float" office:value="0" table:style-name="ce1">
            <text:p>0</text:p>
          </table:table-cell>
          <table:table-cell office:value-type="float" office:value="0.13565483982554699" table:style-name="ce1">
            <text:p>0.13565484</text:p>
          </table:table-cell>
          <table:table-cell office:value-type="float" office:value="1.2209995387735399" table:style-name="ce1">
            <text:p>1.220999539</text:p>
          </table:table-cell>
          <table:table-cell office:value-type="float" office:value="9216.7999999999993" table:style-name="ce1">
            <text:p>9216.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out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277" table:style-name="ce1">
            <text:p>277</text:p>
          </table:table-cell>
          <table:table-cell office:value-type="float" office:value="80.680527390442805" table:style-name="ce1">
            <text:p>80.68052739</text:p>
          </table:table-cell>
          <table:table-cell office:value-type="float" office:value="0" table:style-name="ce1">
            <text:p>0</text:p>
          </table:table-cell>
          <table:table-cell office:value-type="float" office:value="0.75443228970199905" table:style-name="ce1">
            <text:p>0.75443229</text:p>
          </table:table-cell>
          <table:table-cell office:value-type="float" office:value="1.0837596661637099" table:style-name="ce1">
            <text:p>1.08375966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8_AddNewGoals:/plan?wicket:interface=:1:indicator:big-form:sg-editor:mo:aspect:goalsDiv:goal:0:organization:name::IBehaviorListener:0:-1&amp;random=0.047894925781012065</text:p>
          </table:table-cell>
          <table:table-cell office:value-type="float" office:value="20" table:style-name="ce2">
            <text:p>20</text:p>
          </table:table-cell>
          <table:table-cell office:value-type="float" office:value="1159" table:style-name="ce2">
            <text:p>1159</text:p>
          </table:table-cell>
          <table:table-cell office:value-type="float" office:value="7" table:style-name="ce2">
            <text:p>7</text:p>
          </table:table-cell>
          <table:table-cell office:value-type="float" office:value="22590" table:style-name="ce2">
            <text:p>22590</text:p>
          </table:table-cell>
          <table:table-cell office:value-type="float" office:value="4916.4450022348401" table:style-name="ce2">
            <text:p>4916.445002</text:p>
          </table:table-cell>
          <table:table-cell office:value-type="float" office:value="0" table:style-name="ce2">
            <text:p>0</text:p>
          </table:table-cell>
          <table:table-cell office:value-type="float" office:value="0.167078794359419" table:style-name="ce2">
            <text:p>0.167078794</text:p>
          </table:table-cell>
          <table:table-cell office:value-type="float" office:value="0.71079463457779102" table:style-name="ce2">
            <text:p>0.710794635</text:p>
          </table:table-cell>
          <table:table-cell office:value-type="float" office:value="4356.3500000000004" table:style-name="ce2">
            <text:p>4356.3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3_PlannerC:/logout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48" table:style-name="ce1">
            <text:p>148</text:p>
          </table:table-cell>
          <table:table-cell office:value-type="float" office:value="38.731253529933603" table:style-name="ce1">
            <text:p>38.73125353</text:p>
          </table:table-cell>
          <table:table-cell office:value-type="float" office:value="0" table:style-name="ce1">
            <text:p>0</text:p>
          </table:table-cell>
          <table:table-cell office:value-type="float" office:value="0.13457863429601899" table:style-name="ce1">
            <text:p>0.134578634</text:p>
          </table:table-cell>
          <table:table-cell office:value-type="float" office:value="0.19332536235297201" table:style-name="ce1">
            <text:p>0.19332536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endsWithSegment::IBehaviorListener:0:-1&amp;random=0.14848660448390094</text:p>
          </table:table-cell>
          <table:table-cell office:value-type="float" office:value="20" table:style-name="ce1">
            <text:p>20</text:p>
          </table:table-cell>
          <table:table-cell office:value-type="float" office:value="142" table:style-name="ce1">
            <text:p>142</text:p>
          </table:table-cell>
          <table:table-cell office:value-type="float" office:value="6" table:style-name="ce1">
            <text:p>6</text:p>
          </table:table-cell>
          <table:table-cell office:value-type="float" office:value="1613" table:style-name="ce1">
            <text:p>1613</text:p>
          </table:table-cell>
          <table:table-cell office:value-type="float" office:value="345.91777924819002" table:style-name="ce1">
            <text:p>345.9177792</text:p>
          </table:table-cell>
          <table:table-cell office:value-type="float" office:value="0" table:style-name="ce1">
            <text:p>0</text:p>
          </table:table-cell>
          <table:table-cell office:value-type="float" office:value="0.158535135349371" table:style-name="ce1">
            <text:p>0.158535135</text:p>
          </table:table-cell>
          <table:table-cell office:value-type="float" office:value="0.167723670781974" table:style-name="ce1">
            <text:p>0.167723671</text:p>
          </table:table-cell>
          <table:table-cell office:value-type="float" office:value="1083.3499999999999" table:style-name="ce1">
            <text:p>1083.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confirmed::IBehaviorListener:1:-1&amp;random=0.25871927449742615</text:p>
          </table:table-cell>
          <table:table-cell office:value-type="float" office:value="20" table:style-name="ce1">
            <text:p>20</text:p>
          </table:table-cell>
          <table:table-cell office:value-type="float" office:value="177" table:style-name="ce1">
            <text:p>177</text:p>
          </table:table-cell>
          <table:table-cell office:value-type="float" office:value="8" table:style-name="ce1">
            <text:p>8</text:p>
          </table:table-cell>
          <table:table-cell office:value-type="float" office:value="2518" table:style-name="ce1">
            <text:p>2518</text:p>
          </table:table-cell>
          <table:table-cell office:value-type="float" office:value="537.95941064359101" table:style-name="ce1">
            <text:p>537.9594106</text:p>
          </table:table-cell>
          <table:table-cell office:value-type="float" office:value="0" table:style-name="ce1">
            <text:p>0</text:p>
          </table:table-cell>
          <table:table-cell office:value-type="float" office:value="0.17661759641113001" table:style-name="ce1">
            <text:p>0.176617596</text:p>
          </table:table-cell>
          <table:table-cell office:value-type="float" office:value="1.0848873842050801E-2" table:style-name="ce1">
            <text:p>0.010848874</text:p>
          </table:table-cell>
          <table:table-cell office:value-type="float" office:value="62.9" table:style-name="ce1">
            <text:p>62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out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223" table:style-name="ce1">
            <text:p>223</text:p>
          </table:table-cell>
          <table:table-cell office:value-type="float" office:value="55.080736196968097" table:style-name="ce1">
            <text:p>55.0807362</text:p>
          </table:table-cell>
          <table:table-cell office:value-type="float" office:value="0" table:style-name="ce1">
            <text:p>0</text:p>
          </table:table-cell>
          <table:table-cell office:value-type="float" office:value="0.15262631735590099" table:style-name="ce1">
            <text:p>0.152626317</text:p>
          </table:table-cell>
          <table:table-cell office:value-type="float" office:value="0.21925128206106501" table:style-name="ce1">
            <text:p>0.21925128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</text:p>
          </table:table-cell>
          <table:table-cell office:value-type="float" office:value="20" table:style-name="ce1">
            <text:p>20</text:p>
          </table:table-cell>
          <table:table-cell office:value-type="float" office:value="122" table:style-name="ce1">
            <text:p>122</text:p>
          </table:table-cell>
          <table:table-cell office:value-type="float" office:value="10" table:style-name="ce1">
            <text:p>10</text:p>
          </table:table-cell>
          <table:table-cell office:value-type="float" office:value="1571" table:style-name="ce1">
            <text:p>1571</text:p>
          </table:table-cell>
          <table:table-cell office:value-type="float" office:value="333.418370819605" table:style-name="ce1">
            <text:p>333.4183708</text:p>
          </table:table-cell>
          <table:table-cell office:value-type="float" office:value="0" table:style-name="ce1">
            <text:p>0</text:p>
          </table:table-cell>
          <table:table-cell office:value-type="float" office:value="0.15267175572519001" table:style-name="ce1">
            <text:p>0.152671756</text:p>
          </table:table-cell>
          <table:table-cell office:value-type="float" office:value="0.21931655534351099" table:style-name="ce1">
            <text:p>0.21931655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logout</text:p>
          </table:table-cell>
          <table:table-cell office:value-type="float" office:value="20" table:style-name="ce1">
            <text:p>20</text:p>
          </table:table-cell>
          <table:table-cell office:value-type="float" office:value="222" table:style-name="ce1">
            <text:p>222</text:p>
          </table:table-cell>
          <table:table-cell office:value-type="float" office:value="19" table:style-name="ce1">
            <text:p>19</text:p>
          </table:table-cell>
          <table:table-cell office:value-type="float" office:value="2515" table:style-name="ce1">
            <text:p>2515</text:p>
          </table:table-cell>
          <table:table-cell office:value-type="float" office:value="529.880127953483" table:style-name="ce1">
            <text:p>529.880128</text:p>
          </table:table-cell>
          <table:table-cell office:value-type="float" office:value="0" table:style-name="ce1">
            <text:p>0</text:p>
          </table:table-cell>
          <table:table-cell office:value-type="float" office:value="0.19944554139492199" table:style-name="ce1">
            <text:p>0.199445541</text:p>
          </table:table-cell>
          <table:table-cell office:value-type="float" office:value="0.286508194718682" table:style-name="ce1">
            <text:p>0.28650819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13.8653344712632" table:style-name="ce1">
            <text:p>13.86533447</text:p>
          </table:table-cell>
          <table:table-cell office:value-type="float" office:value="0" table:style-name="ce1">
            <text:p>0</text:p>
          </table:table-cell>
          <table:table-cell office:value-type="float" office:value="0.20445298603586101" table:style-name="ce1">
            <text:p>0.204452986</text:p>
          </table:table-cell>
          <table:table-cell office:value-type="float" office:value="0.29370150630737402" table:style-name="ce1">
            <text:p>0.29370150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09_UpdateSameTask:/;jsessionid=1565r9oy88ew89gf57ypx1c4</text:p>
          </table:table-cell>
          <table:table-cell office:value-type="float" office:value="20" table:style-name="ce2">
            <text:p>20</text:p>
          </table:table-cell>
          <table:table-cell office:value-type="float" office:value="2870" table:style-name="ce2">
            <text:p>2870</text:p>
          </table:table-cell>
          <table:table-cell office:value-type="float" office:value="2" table:style-name="ce2">
            <text:p>2</text:p>
          </table:table-cell>
          <table:table-cell office:value-type="float" office:value="16173" table:style-name="ce2">
            <text:p>16173</text:p>
          </table:table-cell>
          <table:table-cell office:value-type="float" office:value="5082.517461849" table:style-name="ce2">
            <text:p>5082.517462</text:p>
          </table:table-cell>
          <table:table-cell office:value-type="float" office:value="0" table:style-name="ce2">
            <text:p>0</text:p>
          </table:table-cell>
          <table:table-cell office:value-type="float" office:value="0.71293622785441801" table:style-name="ce2">
            <text:p>0.712936228</text:p>
          </table:table-cell>
          <table:table-cell office:value-type="float" office:value="4.4679657701493598" table:style-name="ce2">
            <text:p>4.46796577</text:p>
          </table:table-cell>
          <table:table-cell office:value-type="float" office:value="6417.4" table:style-name="ce2">
            <text:p>6417.4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9_UpdateSameTask:/home</text:p>
          </table:table-cell>
          <table:table-cell office:value-type="float" office:value="20" table:style-name="ce2">
            <text:p>20</text:p>
          </table:table-cell>
          <table:table-cell office:value-type="float" office:value="1717" table:style-name="ce2">
            <text:p>1717</text:p>
          </table:table-cell>
          <table:table-cell office:value-type="float" office:value="4" table:style-name="ce2">
            <text:p>4</text:p>
          </table:table-cell>
          <table:table-cell office:value-type="float" office:value="11436" table:style-name="ce2">
            <text:p>11436</text:p>
          </table:table-cell>
          <table:table-cell office:value-type="float" office:value="3051.9201414846998" table:style-name="ce2">
            <text:p>3051.920141</text:p>
          </table:table-cell>
          <table:table-cell office:value-type="float" office:value="0" table:style-name="ce2">
            <text:p>0</text:p>
          </table:table-cell>
          <table:table-cell office:value-type="float" office:value="0.608550129316902" table:style-name="ce2">
            <text:p>0.608550129</text:p>
          </table:table-cell>
          <table:table-cell office:value-type="float" office:value="4.3807883576753301" table:style-name="ce2">
            <text:p>4.380788358</text:p>
          </table:table-cell>
          <table:table-cell office:value-type="float" office:value="7371.5" table:style-name="ce2">
            <text:p>7371.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1_UpdatePhase:/;jsessionid=mldfyrsyazh01a9zwmz394xpw</text:p>
          </table:table-cell>
          <table:table-cell office:value-type="float" office:value="20" table:style-name="ce2">
            <text:p>20</text:p>
          </table:table-cell>
          <table:table-cell office:value-type="float" office:value="1753" table:style-name="ce2">
            <text:p>1753</text:p>
          </table:table-cell>
          <table:table-cell office:value-type="float" office:value="3" table:style-name="ce2">
            <text:p>3</text:p>
          </table:table-cell>
          <table:table-cell office:value-type="float" office:value="12505" table:style-name="ce2">
            <text:p>12505</text:p>
          </table:table-cell>
          <table:table-cell office:value-type="float" office:value="3299.89452066274" table:style-name="ce2">
            <text:p>3299.894521</text:p>
          </table:table-cell>
          <table:table-cell office:value-type="float" office:value="0" table:style-name="ce2">
            <text:p>0</text:p>
          </table:table-cell>
          <table:table-cell office:value-type="float" office:value="0.661353791210608" table:style-name="ce2">
            <text:p>0.661353791</text:p>
          </table:table-cell>
          <table:table-cell office:value-type="float" office:value="2.5763411531529998" table:style-name="ce2">
            <text:p>2.576341153</text:p>
          </table:table-cell>
          <table:table-cell office:value-type="float" office:value="3989.05" table:style-name="ce2">
            <text:p>3989.0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09_UpdateSameTask:/plan</text:p>
          </table:table-cell>
          <table:table-cell office:value-type="float" office:value="160" table:style-name="ce2">
            <text:p>160</text:p>
          </table:table-cell>
          <table:table-cell office:value-type="float" office:value="2682" table:style-name="ce2">
            <text:p>2682</text:p>
          </table:table-cell>
          <table:table-cell office:value-type="float" office:value="4" table:style-name="ce2">
            <text:p>4</text:p>
          </table:table-cell>
          <table:table-cell office:value-type="float" office:value="27984" table:style-name="ce2">
            <text:p>27984</text:p>
          </table:table-cell>
          <table:table-cell office:value-type="float" office:value="5989.4627703576198" table:style-name="ce2">
            <text:p>5989.46277</text:p>
          </table:table-cell>
          <table:table-cell office:value-type="float" office:value="0" table:style-name="ce2">
            <text:p>0</text:p>
          </table:table-cell>
          <table:table-cell office:value-type="float" office:value="1.31780519544698" table:style-name="ce2">
            <text:p>1.317805195</text:p>
          </table:table-cell>
          <table:table-cell office:value-type="float" office:value="10.731530200903499" table:style-name="ce2">
            <text:p>10.7315302</text:p>
          </table:table-cell>
          <table:table-cell office:value-type="float" office:value="8338.9312499999996" table:style-name="ce2">
            <text:p>8338.9312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5_AddNewEvents:/segment.png</text:p>
          </table:table-cell>
          <table:table-cell office:value-type="float" office:value="20" table:style-name="ce1">
            <text:p>20</text:p>
          </table:table-cell>
          <table:table-cell office:value-type="float" office:value="598" table:style-name="ce1">
            <text:p>598</text:p>
          </table:table-cell>
          <table:table-cell office:value-type="float" office:value="7" table:style-name="ce1">
            <text:p>7</text:p>
          </table:table-cell>
          <table:table-cell office:value-type="float" office:value="4621" table:style-name="ce1">
            <text:p>4621</text:p>
          </table:table-cell>
          <table:table-cell office:value-type="float" office:value="1299.31113575617" table:style-name="ce1">
            <text:p>1299.311136</text:p>
          </table:table-cell>
          <table:table-cell office:value-type="float" office:value="0" table:style-name="ce1">
            <text:p>0</text:p>
          </table:table-cell>
          <table:table-cell office:value-type="float" office:value="0.167393433155617" table:style-name="ce1">
            <text:p>0.167393433</text:p>
          </table:table-cell>
          <table:table-cell office:value-type="float" office:value="0.30083411624636902" table:style-name="ce1">
            <text:p>0.300834116</text:p>
          </table:table-cell>
          <table:table-cell office:value-type="float" office:value="1840.3" table:style-name="ce1">
            <text:p>1840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out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161" table:style-name="ce1">
            <text:p>161</text:p>
          </table:table-cell>
          <table:table-cell office:value-type="float" office:value="41.165853568218402" table:style-name="ce1">
            <text:p>41.16585357</text:p>
          </table:table-cell>
          <table:table-cell office:value-type="float" office:value="0" table:style-name="ce1">
            <text:p>0</text:p>
          </table:table-cell>
          <table:table-cell office:value-type="float" office:value="0.16740744460906101" table:style-name="ce1">
            <text:p>0.167407445</text:p>
          </table:table-cell>
          <table:table-cell office:value-type="float" office:value="0.24048471779290001" table:style-name="ce1">
            <text:p>0.24048471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home</text:p>
          </table:table-cell>
          <table:table-cell office:value-type="float" office:value="40" table:style-name="ce1">
            <text:p>40</text:p>
          </table:table-cell>
          <table:table-cell office:value-type="float" office:value="861" table:style-name="ce1">
            <text:p>861</text:p>
          </table:table-cell>
          <table:table-cell office:value-type="float" office:value="5" table:style-name="ce1">
            <text:p>5</text:p>
          </table:table-cell>
          <table:table-cell office:value-type="float" office:value="7446" table:style-name="ce1">
            <text:p>7446</text:p>
          </table:table-cell>
          <table:table-cell office:value-type="float" office:value="1964.5623806588501" table:style-name="ce1">
            <text:p>1964.562381</text:p>
          </table:table-cell>
          <table:table-cell office:value-type="float" office:value="0" table:style-name="ce1">
            <text:p>0</text:p>
          </table:table-cell>
          <table:table-cell office:value-type="float" office:value="0.29798709715869298" table:style-name="ce1">
            <text:p>0.297987097</text:p>
          </table:table-cell>
          <table:table-cell office:value-type="float" office:value="1.46081335810971" table:style-name="ce1">
            <text:p>1.460813358</text:p>
          </table:table-cell>
          <table:table-cell office:value-type="float" office:value="5019.9250000000002" table:style-name="ce1">
            <text:p>5019.92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1_UpdatePhase:/plan</text:p>
          </table:table-cell>
          <table:table-cell office:value-type="float" office:value="200" table:style-name="ce2">
            <text:p>200</text:p>
          </table:table-cell>
          <table:table-cell office:value-type="float" office:value="1480" table:style-name="ce2">
            <text:p>1480</text:p>
          </table:table-cell>
          <table:table-cell office:value-type="float" office:value="4" table:style-name="ce2">
            <text:p>4</text:p>
          </table:table-cell>
          <table:table-cell office:value-type="float" office:value="42221" table:style-name="ce2">
            <text:p>42221</text:p>
          </table:table-cell>
          <table:table-cell office:value-type="float" office:value="5940.7767779895503" table:style-name="ce2">
            <text:p>5940.776778</text:p>
          </table:table-cell>
          <table:table-cell office:value-type="float" office:value="0" table:style-name="ce2">
            <text:p>0</text:p>
          </table:table-cell>
          <table:table-cell office:value-type="float" office:value="1.54312652865971" table:style-name="ce2">
            <text:p>1.543126529</text:p>
          </table:table-cell>
          <table:table-cell office:value-type="float" office:value="8.1578197695726296" table:style-name="ce2">
            <text:p>8.15781977</text:p>
          </table:table-cell>
          <table:table-cell office:value-type="float" office:value="5413.43" table:style-name="ce2">
            <text:p>5413.43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11_UpdatePhase:/plan?wicket:interface=:1:indicator:big-form:entity:mo:aspect:mo-details:name::IBehaviorListener:0:-1&amp;random=0.5996661214385959</text:p>
          </table:table-cell>
          <table:table-cell office:value-type="float" office:value="20" table:style-name="ce1">
            <text:p>20</text:p>
          </table:table-cell>
          <table:table-cell office:value-type="float" office:value="228" table:style-name="ce1">
            <text:p>228</text:p>
          </table:table-cell>
          <table:table-cell office:value-type="float" office:value="15" table:style-name="ce1">
            <text:p>15</text:p>
          </table:table-cell>
          <table:table-cell office:value-type="float" office:value="3178" table:style-name="ce1">
            <text:p>3178</text:p>
          </table:table-cell>
          <table:table-cell office:value-type="float" office:value="680.16310543868804" table:style-name="ce1">
            <text:p>680.1631054</text:p>
          </table:table-cell>
          <table:table-cell office:value-type="float" office:value="0" table:style-name="ce1">
            <text:p>0</text:p>
          </table:table-cell>
          <table:table-cell office:value-type="float" office:value="0.167183542452081" table:style-name="ce1">
            <text:p>0.167183542</text:p>
          </table:table-cell>
          <table:table-cell office:value-type="float" office:value="5.4391794109287801E-2" table:style-name="ce1">
            <text:p>0.054391794</text:p>
          </table:table-cell>
          <table:table-cell office:value-type="float" office:value="333.15" table:style-name="ce1">
            <text:p>333.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logout</text:p>
          </table:table-cell>
          <table:table-cell office:value-type="float" office:value="20" table:style-name="ce1">
            <text:p>20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416" table:style-name="ce1">
            <text:p>416</text:p>
          </table:table-cell>
          <table:table-cell office:value-type="float" office:value="96.783508409232596" table:style-name="ce1">
            <text:p>96.78350841</text:p>
          </table:table-cell>
          <table:table-cell office:value-type="float" office:value="0" table:style-name="ce1">
            <text:p>0</text:p>
          </table:table-cell>
          <table:table-cell office:value-type="float" office:value="0.15379646575721601" table:style-name="ce1">
            <text:p>0.153796466</text:p>
          </table:table-cell>
          <table:table-cell office:value-type="float" office:value="0.220932227664908" table:style-name="ce1">
            <text:p>0.22093222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68.539331773807007" table:style-name="ce1">
            <text:p>68.53933177</text:p>
          </table:table-cell>
          <table:table-cell office:value-type="float" office:value="0" table:style-name="ce1">
            <text:p>0</text:p>
          </table:table-cell>
          <table:table-cell office:value-type="float" office:value="0.153854438315909" table:style-name="ce1">
            <text:p>0.153854438</text:p>
          </table:table-cell>
          <table:table-cell office:value-type="float" office:value="0.221015506604201" table:style-name="ce1">
            <text:p>0.22101550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plan?wicket:interface=:1:indicator:big-form:segment:part:task::IBehaviorListener:0:-1&amp;random=0.7455206658306013</text:p>
          </table:table-cell>
          <table:table-cell office:value-type="float" office:value="20" table:style-name="ce1">
            <text:p>20</text:p>
          </table:table-cell>
          <table:table-cell office:value-type="float" office:value="269" table:style-name="ce1">
            <text:p>269</text:p>
          </table:table-cell>
          <table:table-cell office:value-type="float" office:value="5" table:style-name="ce1">
            <text:p>5</text:p>
          </table:table-cell>
          <table:table-cell office:value-type="float" office:value="4389" table:style-name="ce1">
            <text:p>4389</text:p>
          </table:table-cell>
          <table:table-cell office:value-type="float" office:value="946.50815500977001" table:style-name="ce1">
            <text:p>946.508155</text:p>
          </table:table-cell>
          <table:table-cell office:value-type="float" office:value="0" table:style-name="ce1">
            <text:p>0</text:p>
          </table:table-cell>
          <table:table-cell office:value-type="float" office:value="0.19617651963236499" table:style-name="ce1">
            <text:p>0.19617652</text:p>
          </table:table-cell>
          <table:table-cell office:value-type="float" office:value="0.52164945830758502" table:style-name="ce1">
            <text:p>0.521649458</text:p>
          </table:table-cell>
          <table:table-cell office:value-type="float" office:value="2722.9" table:style-name="ce1">
            <text:p>2722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out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122" table:style-name="ce1">
            <text:p>122</text:p>
          </table:table-cell>
          <table:table-cell office:value-type="float" office:value="32.8281891063153" table:style-name="ce1">
            <text:p>32.82818911</text:p>
          </table:table-cell>
          <table:table-cell office:value-type="float" office:value="0" table:style-name="ce1">
            <text:p>0</text:p>
          </table:table-cell>
          <table:table-cell office:value-type="float" office:value="0.17311970361906701" table:style-name="ce1">
            <text:p>0.173119704</text:p>
          </table:table-cell>
          <table:table-cell office:value-type="float" office:value="0.24869051174184301" table:style-name="ce1">
            <text:p>0.24869051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162" table:style-name="ce1">
            <text:p>162</text:p>
          </table:table-cell>
          <table:table-cell office:value-type="float" office:value="39.366832486244" table:style-name="ce1">
            <text:p>39.36683249</text:p>
          </table:table-cell>
          <table:table-cell office:value-type="float" office:value="0" table:style-name="ce1">
            <text:p>0</text:p>
          </table:table-cell>
          <table:table-cell office:value-type="float" office:value="0.17320216156297599" table:style-name="ce1">
            <text:p>0.173202162</text:p>
          </table:table-cell>
          <table:table-cell office:value-type="float" office:value="0.248808964510877" table:style-name="ce1">
            <text:p>0.24880896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6_UpdateRoles:/login.do</text:p>
          </table:table-cell>
          <table:table-cell office:value-type="float" office:value="20" table:style-name="ce2">
            <text:p>20</text:p>
          </table:table-cell>
          <table:table-cell office:value-type="float" office:value="15583" table:style-name="ce2">
            <text:p>15583</text:p>
          </table:table-cell>
          <table:table-cell office:value-type="float" office:value="4106" table:style-name="ce2">
            <text:p>4106</text:p>
          </table:table-cell>
          <table:table-cell office:value-type="float" office:value="22570" table:style-name="ce2">
            <text:p>22570</text:p>
          </table:table-cell>
          <table:table-cell office:value-type="float" office:value="6062.32053425088" table:style-name="ce2">
            <text:p>6062.320534</text:p>
          </table:table-cell>
          <table:table-cell office:value-type="float" office:value="0" table:style-name="ce2">
            <text:p>0</text:p>
          </table:table-cell>
          <table:table-cell office:value-type="float" office:value="0.60350030175015001" table:style-name="ce2">
            <text:p>0.603500302</text:p>
          </table:table-cell>
          <table:table-cell office:value-type="float" office:value="14.7529302768557" table:style-name="ce2">
            <text:p>14.75293028</text:p>
          </table:table-cell>
          <table:table-cell office:value-type="float" office:value="25032.3" table:style-name="ce2">
            <text:p>25032.3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5_UpdateOrg:/login.do</text:p>
          </table:table-cell>
          <table:table-cell office:value-type="float" office:value="20" table:style-name="ce2">
            <text:p>20</text:p>
          </table:table-cell>
          <table:table-cell office:value-type="float" office:value="15206" table:style-name="ce2">
            <text:p>15206</text:p>
          </table:table-cell>
          <table:table-cell office:value-type="float" office:value="4249" table:style-name="ce2">
            <text:p>4249</text:p>
          </table:table-cell>
          <table:table-cell office:value-type="float" office:value="26963" table:style-name="ce2">
            <text:p>26963</text:p>
          </table:table-cell>
          <table:table-cell office:value-type="float" office:value="7345.5186814819199" table:style-name="ce2">
            <text:p>7345.518681</text:p>
          </table:table-cell>
          <table:table-cell office:value-type="float" office:value="0" table:style-name="ce2">
            <text:p>0</text:p>
          </table:table-cell>
          <table:table-cell office:value-type="float" office:value="0.60670408008493804" table:style-name="ce2">
            <text:p>0.60670408</text:p>
          </table:table-cell>
          <table:table-cell office:value-type="float" office:value="14.8310708327013" table:style-name="ce2">
            <text:p>14.83107083</text:p>
          </table:table-cell>
          <table:table-cell office:value-type="float" office:value="25032" table:style-name="ce2">
            <text:p>25032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4_UpdateTransmissionMedia:/login.do</text:p>
          </table:table-cell>
          <table:table-cell office:value-type="float" office:value="20" table:style-name="ce2">
            <text:p>20</text:p>
          </table:table-cell>
          <table:table-cell office:value-type="float" office:value="15105" table:style-name="ce2">
            <text:p>15105</text:p>
          </table:table-cell>
          <table:table-cell office:value-type="float" office:value="4516" table:style-name="ce2">
            <text:p>4516</text:p>
          </table:table-cell>
          <table:table-cell office:value-type="float" office:value="25056" table:style-name="ce2">
            <text:p>25056</text:p>
          </table:table-cell>
          <table:table-cell office:value-type="float" office:value="6926.9209400714199" table:style-name="ce2">
            <text:p>6926.92094</text:p>
          </table:table-cell>
          <table:table-cell office:value-type="float" office:value="0" table:style-name="ce2">
            <text:p>0</text:p>
          </table:table-cell>
          <table:table-cell office:value-type="float" office:value="0.79732100143517703" table:style-name="ce2">
            <text:p>0.797321001</text:p>
          </table:table-cell>
          <table:table-cell office:value-type="float" office:value="19.490761042895802" table:style-name="ce2">
            <text:p>19.49076104</text:p>
          </table:table-cell>
          <table:table-cell office:value-type="float" office:value="25032" table:style-name="ce2">
            <text:p>25032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4_UpdateTransmissionMedia:/;jsessionid=1gcji50fzeuhtuc0ifb6k099k</text:p>
          </table:table-cell>
          <table:table-cell office:value-type="float" office:value="20" table:style-name="ce2">
            <text:p>20</text:p>
          </table:table-cell>
          <table:table-cell office:value-type="float" office:value="11864" table:style-name="ce2">
            <text:p>11864</text:p>
          </table:table-cell>
          <table:table-cell office:value-type="float" office:value="3639" table:style-name="ce2">
            <text:p>3639</text:p>
          </table:table-cell>
          <table:table-cell office:value-type="float" office:value="16691" table:style-name="ce2">
            <text:p>16691</text:p>
          </table:table-cell>
          <table:table-cell office:value-type="float" office:value="3786.3140638356899" table:style-name="ce2">
            <text:p>3786.314064</text:p>
          </table:table-cell>
          <table:table-cell office:value-type="float" office:value="0" table:style-name="ce2">
            <text:p>0</text:p>
          </table:table-cell>
          <table:table-cell office:value-type="float" office:value="1.1972463334331001" table:style-name="ce2">
            <text:p>1.197246333</text:p>
          </table:table-cell>
          <table:table-cell office:value-type="float" office:value="29.314997381023598" table:style-name="ce2">
            <text:p>29.31499738</text:p>
          </table:table-cell>
          <table:table-cell office:value-type="float" office:value="25073" table:style-name="ce2">
            <text:p>25073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6_UpdateRoles:/;jsessionid=18gm35ru9lkeg4xl9oyg8vli</text:p>
          </table:table-cell>
          <table:table-cell office:value-type="float" office:value="20" table:style-name="ce2">
            <text:p>20</text:p>
          </table:table-cell>
          <table:table-cell office:value-type="float" office:value="11128" table:style-name="ce2">
            <text:p>11128</text:p>
          </table:table-cell>
          <table:table-cell office:value-type="float" office:value="2215" table:style-name="ce2">
            <text:p>2215</text:p>
          </table:table-cell>
          <table:table-cell office:value-type="float" office:value="16980" table:style-name="ce2">
            <text:p>16980</text:p>
          </table:table-cell>
          <table:table-cell office:value-type="float" office:value="4223.1266672336396" table:style-name="ce2">
            <text:p>4223.126667</text:p>
          </table:table-cell>
          <table:table-cell office:value-type="float" office:value="0" table:style-name="ce2">
            <text:p>0</text:p>
          </table:table-cell>
          <table:table-cell office:value-type="float" office:value="0.91512239762068104" table:style-name="ce2">
            <text:p>0.915122398</text:p>
          </table:table-cell>
          <table:table-cell office:value-type="float" office:value="22.407361730725199" table:style-name="ce2">
            <text:p>22.40736173</text:p>
          </table:table-cell>
          <table:table-cell office:value-type="float" office:value="25073.3" table:style-name="ce2">
            <text:p>25073.3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5_UpdateOrg:/;jsessionid=1h91r9vfjoebukjamk1rbmrdv</text:p>
          </table:table-cell>
          <table:table-cell office:value-type="float" office:value="20" table:style-name="ce2">
            <text:p>20</text:p>
          </table:table-cell>
          <table:table-cell office:value-type="float" office:value="11508" table:style-name="ce2">
            <text:p>11508</text:p>
          </table:table-cell>
          <table:table-cell office:value-type="float" office:value="4889" table:style-name="ce2">
            <text:p>4889</text:p>
          </table:table-cell>
          <table:table-cell office:value-type="float" office:value="16952" table:style-name="ce2">
            <text:p>16952</text:p>
          </table:table-cell>
          <table:table-cell office:value-type="float" office:value="4129.4469193827899" table:style-name="ce2">
            <text:p>4129.446919</text:p>
          </table:table-cell>
          <table:table-cell office:value-type="float" office:value="0" table:style-name="ce2">
            <text:p>0</text:p>
          </table:table-cell>
          <table:table-cell office:value-type="float" office:value="0.91831580880664798" table:style-name="ce2">
            <text:p>0.918315809</text:p>
          </table:table-cell>
          <table:table-cell office:value-type="float" office:value="22.485285424032298" table:style-name="ce2">
            <text:p>22.48528542</text:p>
          </table:table-cell>
          <table:table-cell office:value-type="float" office:value="25073" table:style-name="ce2">
            <text:p>25073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14_UpdateTransmissionMedia:/home</text:p>
          </table:table-cell>
          <table:table-cell office:value-type="float" office:value="20" table:style-name="ce1">
            <text:p>20</text:p>
          </table:table-cell>
          <table:table-cell office:value-type="float" office:value="3985" table:style-name="ce1">
            <text:p>3985</text:p>
          </table:table-cell>
          <table:table-cell office:value-type="float" office:value="1518" table:style-name="ce1">
            <text:p>1518</text:p>
          </table:table-cell>
          <table:table-cell office:value-type="float" office:value="7115" table:style-name="ce1">
            <text:p>7115</text:p>
          </table:table-cell>
          <table:table-cell office:value-type="float" office:value="1579.74171543958" table:style-name="ce1">
            <text:p>1579.741715</text:p>
          </table:table-cell>
          <table:table-cell office:value-type="float" office:value="0" table:style-name="ce1">
            <text:p>0</text:p>
          </table:table-cell>
          <table:table-cell office:value-type="float" office:value="1.5724506643603999" table:style-name="ce1">
            <text:p>1.572450664</text:p>
          </table:table-cell>
          <table:table-cell office:value-type="float" office:value="38.502007331551198" table:style-name="ce1">
            <text:p>38.50200733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home</text:p>
          </table:table-cell>
          <table:table-cell office:value-type="float" office:value="20" table:style-name="ce1">
            <text:p>20</text:p>
          </table:table-cell>
          <table:table-cell office:value-type="float" office:value="3910" table:style-name="ce1">
            <text:p>3910</text:p>
          </table:table-cell>
          <table:table-cell office:value-type="float" office:value="1540" table:style-name="ce1">
            <text:p>1540</text:p>
          </table:table-cell>
          <table:table-cell office:value-type="float" office:value="7185" table:style-name="ce1">
            <text:p>7185</text:p>
          </table:table-cell>
          <table:table-cell office:value-type="float" office:value="1813.6494120970499" table:style-name="ce1">
            <text:p>1813.649412</text:p>
          </table:table-cell>
          <table:table-cell office:value-type="float" office:value="0" table:style-name="ce1">
            <text:p>0</text:p>
          </table:table-cell>
          <table:table-cell office:value-type="float" office:value="1.7404925593942999" table:style-name="ce1">
            <text:p>1.740492559</text:p>
          </table:table-cell>
          <table:table-cell office:value-type="float" office:value="42.616572208685" table:style-name="ce1">
            <text:p>42.61657221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home</text:p>
          </table:table-cell>
          <table:table-cell office:value-type="float" office:value="20" table:style-name="ce1">
            <text:p>20</text:p>
          </table:table-cell>
          <table:table-cell office:value-type="float" office:value="4171" table:style-name="ce1">
            <text:p>4171</text:p>
          </table:table-cell>
          <table:table-cell office:value-type="float" office:value="1584" table:style-name="ce1">
            <text:p>1584</text:p>
          </table:table-cell>
          <table:table-cell office:value-type="float" office:value="6907" table:style-name="ce1">
            <text:p>6907</text:p>
          </table:table-cell>
          <table:table-cell office:value-type="float" office:value="1500.0942728708701" table:style-name="ce1">
            <text:p>1500.094273</text:p>
          </table:table-cell>
          <table:table-cell office:value-type="float" office:value="0" table:style-name="ce1">
            <text:p>0</text:p>
          </table:table-cell>
          <table:table-cell office:value-type="float" office:value="1.66847418036205" table:style-name="ce1">
            <text:p>1.66847418</text:p>
          </table:table-cell>
          <table:table-cell office:value-type="float" office:value="40.853665689914003" table:style-name="ce1">
            <text:p>40.85366569</text:p>
          </table:table-cell>
          <table:table-cell office:value-type="float" office:value="25073.3" table:style-name="ce1">
            <text:p>25073.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C0016_UpdateRoles:/plan</text:p>
          </table:table-cell>
          <table:table-cell office:value-type="float" office:value="100" table:style-name="ce2">
            <text:p>100</text:p>
          </table:table-cell>
          <table:table-cell office:value-type="float" office:value="14938" table:style-name="ce2">
            <text:p>14938</text:p>
          </table:table-cell>
          <table:table-cell office:value-type="float" office:value="467" table:style-name="ce2">
            <text:p>467</text:p>
          </table:table-cell>
          <table:table-cell office:value-type="float" office:value="38902" table:style-name="ce2">
            <text:p>38902</text:p>
          </table:table-cell>
          <table:table-cell office:value-type="float" office:value="11542.025475955201" table:style-name="ce2">
            <text:p>11542.02548</text:p>
          </table:table-cell>
          <table:table-cell office:value-type="float" office:value="0" table:style-name="ce2">
            <text:p>0</text:p>
          </table:table-cell>
          <table:table-cell office:value-type="float" office:value="1.1743981209629999" table:style-name="ce2">
            <text:p>1.174398121</text:p>
          </table:table-cell>
          <table:table-cell office:value-type="float" office:value="52.939906139900103" table:style-name="ce2">
            <text:p>52.93990614</text:p>
          </table:table-cell>
          <table:table-cell office:value-type="float" office:value="46160.21" table:style-name="ce2">
            <text:p>46160.2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4_UpdateTransmissionMedia:/plan</text:p>
          </table:table-cell>
          <table:table-cell office:value-type="float" office:value="200" table:style-name="ce2">
            <text:p>200</text:p>
          </table:table-cell>
          <table:table-cell office:value-type="float" office:value="8829" table:style-name="ce2">
            <text:p>8829</text:p>
          </table:table-cell>
          <table:table-cell office:value-type="float" office:value="177" table:style-name="ce2">
            <text:p>177</text:p>
          </table:table-cell>
          <table:table-cell office:value-type="float" office:value="29335" table:style-name="ce2">
            <text:p>29335</text:p>
          </table:table-cell>
          <table:table-cell office:value-type="float" office:value="8603.7057611458895" table:style-name="ce2">
            <text:p>8603.705761</text:p>
          </table:table-cell>
          <table:table-cell office:value-type="float" office:value="0" table:style-name="ce2">
            <text:p>0</text:p>
          </table:table-cell>
          <table:table-cell office:value-type="float" office:value="2.0259934965608699" table:style-name="ce2">
            <text:p>2.025993497</text:p>
          </table:table-cell>
          <table:table-cell office:value-type="float" office:value="60.425780339885698" table:style-name="ce2">
            <text:p>60.42578034</text:p>
          </table:table-cell>
          <table:table-cell office:value-type="float" office:value="30541.064999999999" table:style-name="ce2">
            <text:p>30541.065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TC0015_UpdateOrg:/plan</text:p>
          </table:table-cell>
          <table:table-cell office:value-type="float" office:value="240" table:style-name="ce2">
            <text:p>240</text:p>
          </table:table-cell>
          <table:table-cell office:value-type="float" office:value="6548" table:style-name="ce2">
            <text:p>6548</text:p>
          </table:table-cell>
          <table:table-cell office:value-type="float" office:value="46" table:style-name="ce2">
            <text:p>46</text:p>
          </table:table-cell>
          <table:table-cell office:value-type="float" office:value="28792" table:style-name="ce2">
            <text:p>28792</text:p>
          </table:table-cell>
          <table:table-cell office:value-type="float" office:value="8004.7892004557198" table:style-name="ce2">
            <text:p>8004.7892</text:p>
          </table:table-cell>
          <table:table-cell office:value-type="float" office:value="0" table:style-name="ce2">
            <text:p>0</text:p>
          </table:table-cell>
          <table:table-cell office:value-type="float" office:value="2.63921879123779" table:style-name="ce2">
            <text:p>2.639218791</text:p>
          </table:table-cell>
          <table:table-cell office:value-type="float" office:value="56.211440515169997" table:style-name="ce2">
            <text:p>56.21144052</text:p>
          </table:table-cell>
          <table:table-cell office:value-type="float" office:value="21809.679166666599" table:style-name="ce2">
            <text:p>21809.67917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16_UpdateRoles:/plan?wicket:interface=:1:indicator:big-form:segment:part:role:name::IBehaviorListener:0:-1&amp;random=0.04610376036565511</text:p>
          </table:table-cell>
          <table:table-cell office:value-type="float" office:value="20" table:style-name="ce1">
            <text:p>20</text:p>
          </table:table-cell>
          <table:table-cell office:value-type="float" office:value="2124" table:style-name="ce1">
            <text:p>2124</text:p>
          </table:table-cell>
          <table:table-cell office:value-type="float" office:value="1326" table:style-name="ce1">
            <text:p>1326</text:p>
          </table:table-cell>
          <table:table-cell office:value-type="float" office:value="4523" table:style-name="ce1">
            <text:p>4523</text:p>
          </table:table-cell>
          <table:table-cell office:value-type="float" office:value="830.02260661984303" table:style-name="ce1">
            <text:p>830.0226066</text:p>
          </table:table-cell>
          <table:table-cell office:value-type="float" office:value="0" table:style-name="ce1">
            <text:p>0</text:p>
          </table:table-cell>
          <table:table-cell office:value-type="float" office:value="1.08371714982389" table:style-name="ce1">
            <text:p>1.083717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logout</text:p>
          </table:table-cell>
          <table:table-cell office:value-type="float" office:value="20" table:style-name="ce1">
            <text:p>20</text:p>
          </table:table-cell>
          <table:table-cell office:value-type="float" office:value="184" table:style-name="ce1">
            <text:p>184</text:p>
          </table:table-cell>
          <table:table-cell office:value-type="float" office:value="8" table:style-name="ce1">
            <text:p>8</text:p>
          </table:table-cell>
          <table:table-cell office:value-type="float" office:value="1094" table:style-name="ce1">
            <text:p>1094</text:p>
          </table:table-cell>
          <table:table-cell office:value-type="float" office:value="308.74512141894598" table:style-name="ce1">
            <text:p>308.7451214</text:p>
          </table:table-cell>
          <table:table-cell office:value-type="float" office:value="0" table:style-name="ce1">
            <text:p>0</text:p>
          </table:table-cell>
          <table:table-cell office:value-type="float" office:value="0.47319358349500701" table:style-name="ce1">
            <text:p>0.473193583</text:p>
          </table:table-cell>
          <table:table-cell office:value-type="float" office:value="0.67975367316519097" table:style-name="ce1">
            <text:p>0.67975367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</text:p>
          </table:table-cell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1008" table:style-name="ce1">
            <text:p>1008</text:p>
          </table:table-cell>
          <table:table-cell office:value-type="float" office:value="213.259208476445" table:style-name="ce1">
            <text:p>213.2592085</text:p>
          </table:table-cell>
          <table:table-cell office:value-type="float" office:value="0" table:style-name="ce1">
            <text:p>0</text:p>
          </table:table-cell>
          <table:table-cell office:value-type="float" office:value="0.474405806727074" table:style-name="ce1">
            <text:p>0.474405807</text:p>
          </table:table-cell>
          <table:table-cell office:value-type="float" office:value="0.68149506024953699" table:style-name="ce1">
            <text:p>0.6814950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plan?wicket:interface=:1:indicator:big-form:entity:mo:aspect:mo-details:name::IBehaviorListener:0:-1&amp;random=0.6374102989115448</text:p>
          </table:table-cell>
          <table:table-cell office:value-type="float" office:value="20" table:style-name="ce1">
            <text:p>20</text:p>
          </table:table-cell>
          <table:table-cell office:value-type="float" office:value="1576" table:style-name="ce1">
            <text:p>1576</text:p>
          </table:table-cell>
          <table:table-cell office:value-type="float" office:value="878" table:style-name="ce1">
            <text:p>878</text:p>
          </table:table-cell>
          <table:table-cell office:value-type="float" office:value="2272" table:style-name="ce1">
            <text:p>2272</text:p>
          </table:table-cell>
          <table:table-cell office:value-type="float" office:value="385.87864348781898" table:style-name="ce1">
            <text:p>385.8786435</text:p>
          </table:table-cell>
          <table:table-cell office:value-type="float" office:value="0" table:style-name="ce1">
            <text:p>0</text:p>
          </table:table-cell>
          <table:table-cell office:value-type="float" office:value="2.6856452262656099" table:style-name="ce1">
            <text:p>2.685645226</text:p>
          </table:table-cell>
          <table:table-cell office:value-type="float" office:value="0.23079763663219999" table:style-name="ce1">
            <text:p>0.230797637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plan?wicket:interface=:1:indicator:big-form:entity:mo:aspect:mo-details:name::IBehaviorListener:0:-1&amp;random=0.8394454578606031</text:p>
          </table:table-cell>
          <table:table-cell office:value-type="float" office:value="20" table:style-name="ce1">
            <text:p>20</text:p>
          </table:table-cell>
          <table:table-cell office:value-type="float" office:value="374" table:style-name="ce1">
            <text:p>374</text:p>
          </table:table-cell>
          <table:table-cell office:value-type="float" office:value="124" table:style-name="ce1">
            <text:p>124</text:p>
          </table:table-cell>
          <table:table-cell office:value-type="float" office:value="2411" table:style-name="ce1">
            <text:p>2411</text:p>
          </table:table-cell>
          <table:table-cell office:value-type="float" office:value="548.82942705361495" table:style-name="ce1">
            <text:p>548.8294271</text:p>
          </table:table-cell>
          <table:table-cell office:value-type="float" office:value="0" table:style-name="ce1">
            <text:p>0</text:p>
          </table:table-cell>
          <table:table-cell office:value-type="float" office:value="0.79450204584276796" table:style-name="ce1">
            <text:p>0.794502046</text:p>
          </table:table-cell>
          <table:table-cell office:value-type="float" office:value="6.8277519564612796E-2" table:style-name="ce1">
            <text:p>0.06827752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out</text:p>
          </table:table-cell>
          <table:table-cell office:value-type="float" office:value="20" table:style-name="ce1">
            <text:p>20</text:p>
          </table:table-cell>
          <table:table-cell office:value-type="float" office:value="287" table:style-name="ce1">
            <text:p>287</text:p>
          </table:table-cell>
          <table:table-cell office:value-type="float" office:value="43" table:style-name="ce1">
            <text:p>43</text:p>
          </table:table-cell>
          <table:table-cell office:value-type="float" office:value="787" table:style-name="ce1">
            <text:p>787</text:p>
          </table:table-cell>
          <table:table-cell office:value-type="float" office:value="210.89235998489801" table:style-name="ce1">
            <text:p>210.89236</text:p>
          </table:table-cell>
          <table:table-cell office:value-type="float" office:value="0" table:style-name="ce1">
            <text:p>0</text:p>
          </table:table-cell>
          <table:table-cell office:value-type="float" office:value="1.4519056261343" table:style-name="ce1">
            <text:p>1.451905626</text:p>
          </table:table-cell>
          <table:table-cell office:value-type="float" office:value="2.0856964609800301" table:style-name="ce1">
            <text:p>2.08569646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</text:p>
          </table:table-cell>
          <table:table-cell office:value-type="float" office:value="20" table:style-name="ce1">
            <text:p>20</text:p>
          </table:table-cell>
          <table:table-cell office:value-type="float" office:value="102" table:style-name="ce1">
            <text:p>102</text:p>
          </table:table-cell>
          <table:table-cell office:value-type="float" office:value="4" table:style-name="ce1">
            <text:p>4</text:p>
          </table:table-cell>
          <table:table-cell office:value-type="float" office:value="712" table:style-name="ce1">
            <text:p>712</text:p>
          </table:table-cell>
          <table:table-cell office:value-type="float" office:value="160.034058874978" table:style-name="ce1">
            <text:p>160.0340589</text:p>
          </table:table-cell>
          <table:table-cell office:value-type="float" office:value="0" table:style-name="ce1">
            <text:p>0</text:p>
          </table:table-cell>
          <table:table-cell office:value-type="float" office:value="1.4880952380952299" table:style-name="ce1">
            <text:p>1.488095238</text:p>
          </table:table-cell>
          <table:table-cell office:value-type="float" office:value="2.1376836867559499" table:style-name="ce1">
            <text:p>2.13768368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logout</text:p>
          </table:table-cell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244" table:style-name="ce1">
            <text:p>244</text:p>
          </table:table-cell>
          <table:table-cell office:value-type="float" office:value="68.544784630196304" table:style-name="ce1">
            <text:p>68.54478463</text:p>
          </table:table-cell>
          <table:table-cell office:value-type="float" office:value="0" table:style-name="ce1">
            <text:p>0</text:p>
          </table:table-cell>
          <table:table-cell office:value-type="float" office:value="1.2972692482324699" table:style-name="ce1">
            <text:p>1.297269248</text:p>
          </table:table-cell>
          <table:table-cell office:value-type="float" office:value="1.8635576798339399" table:style-name="ce1">
            <text:p>1.8635576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204" table:style-name="ce1">
            <text:p>204</text:p>
          </table:table-cell>
          <table:table-cell office:value-type="float" office:value="48.638564945935599" table:style-name="ce1">
            <text:p>48.63856495</text:p>
          </table:table-cell>
          <table:table-cell office:value-type="float" office:value="0" table:style-name="ce1">
            <text:p>0</text:p>
          </table:table-cell>
          <table:table-cell office:value-type="float" office:value="1.2840267077555201" table:style-name="ce1">
            <text:p>1.284026708</text:p>
          </table:table-cell>
          <table:table-cell office:value-type="float" office:value="1.8445344600667599" table:style-name="ce1">
            <text:p>1.8445344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6620" table:style-name="ce2">
            <text:p>6620</text:p>
          </table:table-cell>
          <table:table-cell office:value-type="float" office:value="2702" table:style-name="ce2">
            <text:p>2702</text:p>
          </table:table-cell>
          <table:table-cell office:value-type="float" office:value="2" table:style-name="ce2">
            <text:p>2</text:p>
          </table:table-cell>
          <table:table-cell office:value-type="float" office:value="74452" table:style-name="ce2">
            <text:p>74452</text:p>
          </table:table-cell>
          <table:table-cell office:value-type="float" office:value="6703.7002611747903" table:style-name="ce2">
            <text:p>6703.700261</text:p>
          </table:table-cell>
          <table:table-cell office:value-type="float" office:value="0" table:style-name="ce2">
            <text:p>0</text:p>
          </table:table-cell>
          <table:table-cell office:value-type="float" office:value="39.616758726758" table:style-name="ce2">
            <text:p>39.61675873</text:p>
          </table:table-cell>
          <table:table-cell office:value-type="float" office:value="295.09901688387498" table:style-name="ce2">
            <text:p>295.0990169</text:p>
          </table:table-cell>
          <table:table-cell office:value-type="float" office:value="7627.6152567975796" table:style-name="ce2">
            <text:p>7627.615257</text:p>
          </table:table-cell>
          <table:table-cell table:number-columns-repeated="16374" table:style-name="ce2"/>
        </table:table-row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0T06:30:16Z</meta:creation-date>
    <dc:date>2011-06-10T06:31:18Z</dc:date>
  </office:meta>
</office:document-meta>
</file>